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4"/>
      <style:map style:condition="cell-content()=&quot;NH&quot;" style:apply-style-name="cf46" style:base-cell-address="Sheet1.C74"/>
      <style:map style:condition="cell-content()=&quot;A&quot;" style:apply-style-name="cf29" style:base-cell-address="Sheet1.C74"/>
      <style:map style:condition="cell-content()=&quot;I&quot;" style:apply-style-name="cf29" style:base-cell-address="Sheet1.C74"/>
      <style:map style:condition="cell-content()=&quot;M&quot;" style:apply-style-name="cf29" style:base-cell-address="Sheet1.C74"/>
      <style:map style:condition="cell-content()=&quot;B&quot;" style:apply-style-name="cf29" style:base-cell-address="Sheet1.C74"/>
      <style:map style:condition="cell-content()=&quot;___&quot;" style:apply-style-name="cf28" style:base-cell-address="Sheet1.C74"/>
      <style:map style:condition="cell-content()=&quot;U&quot;" style:apply-style-name="cf33" style:base-cell-address="Sheet1.C74"/>
      <style:map style:condition="cell-content()=&quot;S&quot;" style:apply-style-name="cf32" style:base-cell-address="Sheet1.C74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4"/>
      <style:map style:condition="cell-content()=&quot;NH&quot;" style:apply-style-name="cf46" style:base-cell-address="Sheet1.C74"/>
      <style:map style:condition="cell-content()=&quot;A&quot;" style:apply-style-name="cf29" style:base-cell-address="Sheet1.C74"/>
      <style:map style:condition="cell-content()=&quot;I&quot;" style:apply-style-name="cf29" style:base-cell-address="Sheet1.C74"/>
      <style:map style:condition="cell-content()=&quot;M&quot;" style:apply-style-name="cf29" style:base-cell-address="Sheet1.C74"/>
      <style:map style:condition="cell-content()=&quot;B&quot;" style:apply-style-name="cf29" style:base-cell-address="Sheet1.C74"/>
      <style:map style:condition="cell-content()=&quot;___&quot;" style:apply-style-name="cf28" style:base-cell-address="Sheet1.C74"/>
      <style:map style:condition="cell-content()=&quot;U&quot;" style:apply-style-name="cf33" style:base-cell-address="Sheet1.C74"/>
      <style:map style:condition="cell-content()=&quot;S&quot;" style:apply-style-name="cf32" style:base-cell-address="Sheet1.C74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4"/>
      <style:map style:condition="cell-content()=&quot;NH&quot;" style:apply-style-name="cf46" style:base-cell-address="Sheet1.D74"/>
      <style:map style:condition="cell-content()=&quot;A&quot;" style:apply-style-name="cf29" style:base-cell-address="Sheet1.D74"/>
      <style:map style:condition="cell-content()=&quot;I&quot;" style:apply-style-name="cf29" style:base-cell-address="Sheet1.D74"/>
      <style:map style:condition="cell-content()=&quot;M&quot;" style:apply-style-name="cf29" style:base-cell-address="Sheet1.D74"/>
      <style:map style:condition="cell-content()=&quot;B&quot;" style:apply-style-name="cf29" style:base-cell-address="Sheet1.D74"/>
      <style:map style:condition="cell-content()=&quot;___&quot;" style:apply-style-name="cf28" style:base-cell-address="Sheet1.D74"/>
      <style:map style:condition="cell-content()=&quot;U&quot;" style:apply-style-name="cf33" style:base-cell-address="Sheet1.D74"/>
      <style:map style:condition="cell-content()=&quot;S&quot;" style:apply-style-name="cf32" style:base-cell-address="Sheet1.D74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4"/>
      <style:map style:condition="cell-content()=&quot;NH&quot;" style:apply-style-name="cf46" style:base-cell-address="Sheet1.D74"/>
      <style:map style:condition="cell-content()=&quot;A&quot;" style:apply-style-name="cf29" style:base-cell-address="Sheet1.D74"/>
      <style:map style:condition="cell-content()=&quot;I&quot;" style:apply-style-name="cf29" style:base-cell-address="Sheet1.D74"/>
      <style:map style:condition="cell-content()=&quot;M&quot;" style:apply-style-name="cf29" style:base-cell-address="Sheet1.D74"/>
      <style:map style:condition="cell-content()=&quot;B&quot;" style:apply-style-name="cf29" style:base-cell-address="Sheet1.D74"/>
      <style:map style:condition="cell-content()=&quot;___&quot;" style:apply-style-name="cf28" style:base-cell-address="Sheet1.D74"/>
      <style:map style:condition="cell-content()=&quot;U&quot;" style:apply-style-name="cf33" style:base-cell-address="Sheet1.D74"/>
      <style:map style:condition="cell-content()=&quot;S&quot;" style:apply-style-name="cf32" style:base-cell-address="Sheet1.D74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2"/>
      <style:map style:condition="cell-content()=&quot;NH&quot;" style:apply-style-name="cf46" style:base-cell-address="Sheet1.F72"/>
      <style:map style:condition="cell-content()=&quot;A&quot;" style:apply-style-name="cf29" style:base-cell-address="Sheet1.F72"/>
      <style:map style:condition="cell-content()=&quot;I&quot;" style:apply-style-name="cf29" style:base-cell-address="Sheet1.F72"/>
      <style:map style:condition="cell-content()=&quot;M&quot;" style:apply-style-name="cf29" style:base-cell-address="Sheet1.F72"/>
      <style:map style:condition="cell-content()=&quot;B&quot;" style:apply-style-name="cf29" style:base-cell-address="Sheet1.F72"/>
      <style:map style:condition="cell-content()=&quot;___&quot;" style:apply-style-name="cf28" style:base-cell-address="Sheet1.F72"/>
      <style:map style:condition="cell-content()=&quot;U&quot;" style:apply-style-name="cf33" style:base-cell-address="Sheet1.F72"/>
      <style:map style:condition="cell-content()=&quot;S&quot;" style:apply-style-name="cf32" style:base-cell-address="Sheet1.F72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3"/>
      <style:map style:condition="cell-content()=&quot;NH&quot;" style:apply-style-name="cf46" style:base-cell-address="Sheet1.G73"/>
      <style:map style:condition="cell-content()=&quot;A&quot;" style:apply-style-name="cf29" style:base-cell-address="Sheet1.G73"/>
      <style:map style:condition="cell-content()=&quot;I&quot;" style:apply-style-name="cf29" style:base-cell-address="Sheet1.G73"/>
      <style:map style:condition="cell-content()=&quot;M&quot;" style:apply-style-name="cf29" style:base-cell-address="Sheet1.G73"/>
      <style:map style:condition="cell-content()=&quot;B&quot;" style:apply-style-name="cf29" style:base-cell-address="Sheet1.G73"/>
      <style:map style:condition="cell-content()=&quot;___&quot;" style:apply-style-name="cf28" style:base-cell-address="Sheet1.G73"/>
      <style:map style:condition="cell-content()=&quot;U&quot;" style:apply-style-name="cf33" style:base-cell-address="Sheet1.G73"/>
      <style:map style:condition="cell-content()=&quot;S&quot;" style:apply-style-name="cf32" style:base-cell-address="Sheet1.G73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3"/>
      <style:map style:condition="cell-content()=&quot;NH&quot;" style:apply-style-name="cf46" style:base-cell-address="Sheet1.F73"/>
      <style:map style:condition="cell-content()=&quot;A&quot;" style:apply-style-name="cf29" style:base-cell-address="Sheet1.F73"/>
      <style:map style:condition="cell-content()=&quot;I&quot;" style:apply-style-name="cf29" style:base-cell-address="Sheet1.F73"/>
      <style:map style:condition="cell-content()=&quot;M&quot;" style:apply-style-name="cf29" style:base-cell-address="Sheet1.F73"/>
      <style:map style:condition="cell-content()=&quot;B&quot;" style:apply-style-name="cf29" style:base-cell-address="Sheet1.F73"/>
      <style:map style:condition="cell-content()=&quot;___&quot;" style:apply-style-name="cf28" style:base-cell-address="Sheet1.F73"/>
      <style:map style:condition="cell-content()=&quot;U&quot;" style:apply-style-name="cf33" style:base-cell-address="Sheet1.F73"/>
      <style:map style:condition="cell-content()=&quot;S&quot;" style:apply-style-name="cf32" style:base-cell-address="Sheet1.F73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2"/>
      <style:map style:condition="cell-content()=&quot;NH&quot;" style:apply-style-name="cf46" style:base-cell-address="Sheet1.F72"/>
      <style:map style:condition="cell-content()=&quot;A&quot;" style:apply-style-name="cf29" style:base-cell-address="Sheet1.F72"/>
      <style:map style:condition="cell-content()=&quot;I&quot;" style:apply-style-name="cf29" style:base-cell-address="Sheet1.F72"/>
      <style:map style:condition="cell-content()=&quot;M&quot;" style:apply-style-name="cf29" style:base-cell-address="Sheet1.F72"/>
      <style:map style:condition="cell-content()=&quot;B&quot;" style:apply-style-name="cf29" style:base-cell-address="Sheet1.F72"/>
      <style:map style:condition="cell-content()=&quot;___&quot;" style:apply-style-name="cf28" style:base-cell-address="Sheet1.F72"/>
      <style:map style:condition="cell-content()=&quot;U&quot;" style:apply-style-name="cf33" style:base-cell-address="Sheet1.F72"/>
      <style:map style:condition="cell-content()=&quot;S&quot;" style:apply-style-name="cf32" style:base-cell-address="Sheet1.F72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2"/>
      <style:map style:condition="cell-content()=&quot;NH&quot;" style:apply-style-name="cf46" style:base-cell-address="Sheet1.K72"/>
      <style:map style:condition="cell-content()=&quot;I&quot;" style:apply-style-name="cf29" style:base-cell-address="Sheet1.K72"/>
      <style:map style:condition="cell-content()=&quot;M&quot;" style:apply-style-name="cf29" style:base-cell-address="Sheet1.K72"/>
      <style:map style:condition="cell-content()=&quot;B&quot;" style:apply-style-name="cf29" style:base-cell-address="Sheet1.K72"/>
      <style:map style:condition="cell-content()=&quot;___&quot;" style:apply-style-name="cf28" style:base-cell-address="Sheet1.K72"/>
      <style:map style:condition="cell-content()=&quot;U&quot;" style:apply-style-name="cf33" style:base-cell-address="Sheet1.K72"/>
      <style:map style:condition="cell-content()=&quot;S&quot;" style:apply-style-name="cf32" style:base-cell-address="Sheet1.K72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3"/>
      <style:map style:condition="cell-content()=&quot;NH&quot;" style:apply-style-name="cf46" style:base-cell-address="Sheet1.G73"/>
      <style:map style:condition="cell-content()=&quot;A&quot;" style:apply-style-name="cf29" style:base-cell-address="Sheet1.G73"/>
      <style:map style:condition="cell-content()=&quot;I&quot;" style:apply-style-name="cf29" style:base-cell-address="Sheet1.G73"/>
      <style:map style:condition="cell-content()=&quot;M&quot;" style:apply-style-name="cf29" style:base-cell-address="Sheet1.G73"/>
      <style:map style:condition="cell-content()=&quot;B&quot;" style:apply-style-name="cf29" style:base-cell-address="Sheet1.G73"/>
      <style:map style:condition="cell-content()=&quot;___&quot;" style:apply-style-name="cf28" style:base-cell-address="Sheet1.G73"/>
      <style:map style:condition="cell-content()=&quot;U&quot;" style:apply-style-name="cf33" style:base-cell-address="Sheet1.G73"/>
      <style:map style:condition="cell-content()=&quot;S&quot;" style:apply-style-name="cf32" style:base-cell-address="Sheet1.G73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6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7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7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7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77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78" style:family="table-cell" style:parent-style-name="Default" style:data-style-name="N0">
      <style:table-cell-properties style:vertical-align="middle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8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83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7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4"/>
      <style:map style:condition="cell-content()&gt;=2" style:apply-style-name="cf47" style:base-cell-address="Sheet1.T74"/>
      <style:map style:condition="cell-content()=0" style:apply-style-name="cf34" style:base-cell-address="Sheet1.T74"/>
      <style:map style:condition="cell-content()=1" style:apply-style-name="cf35" style:base-cell-address="Sheet1.T74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4"/>
      <style:map style:condition="cell-content()&gt;=2" style:apply-style-name="cf47" style:base-cell-address="Sheet1.T74"/>
      <style:map style:condition="cell-content()=0" style:apply-style-name="cf34" style:base-cell-address="Sheet1.T74"/>
      <style:map style:condition="cell-content()=1" style:apply-style-name="cf35" style:base-cell-address="Sheet1.T74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0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1" style:family="table-cell" style:parent-style-name="Default" style:data-style-name="N0">
      <style:text-properties fo:color="#808080"/>
    </style:style>
    <style:style style:name="ce92" style:family="table-cell" style:parent-style-name="Default" style:data-style-name="N0">
      <style:text-properties fo:color="#80808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76"/>
        <table:table-column table:style-name="co5" table:default-cell-style-name="ce78"/>
        <table:table-column table:style-name="co4" table:default-cell-style-name="ce81"/>
        <table:table-column table:style-name="co6" table:default-cell-style-name="ce89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83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11:.P11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84" table:formula="of:=IF((COUNTIF([.$C11:.$P11]; &quot;A&quot;) +  COUNTIF([.$C11:.$P11]; &quot;B&quot;) + COUNTIF([.$C11:.$P11]; &quot;M&quot;) + COUNTIF([.$C11:.$P11]; &quot;I&quot;) + [.Q11] = [.S11]); &quot;CLEARED&quot;; COUNTIF([.$C11:.$P11]; &quot;A&quot;) +  COUNTIF([.$C11:.$P11]; &quot;B&quot;) + COUNTIF([.$C11:.$P11]; &quot;M&quot;) + COUNTIF([.$C11:.$P11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12:.P12]; &quot;S&quot;)" office:value-type="float" office:value="2" calcext:value-type="float">
            <text:p>2</text:p>
          </table:table-cell>
          <table:table-cell table:style-name="ce79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84" table:formula="of:=IF((COUNTIF([.$C12:.$P12]; &quot;A&quot;) +  COUNTIF([.$C12:.$P12]; &quot;B&quot;) + COUNTIF([.$C12:.$P12]; &quot;M&quot;) + COUNTIF([.$C12:.$P12]; &quot;I&quot;) + [.Q12] = [.S12]); &quot;CLEARED&quot;; COUNTIF([.$C12:.$P12]; &quot;A&quot;) +  COUNTIF([.$C12:.$P12]; &quot;B&quot;) + COUNTIF([.$C12:.$P12]; &quot;M&quot;) + COUNTIF([.$C12:.$P12]; &quot;I&quot;))" office:value-type="float" office:value="4" calcext:value-type="float">
            <text:p>4</text:p>
          </table:table-cell>
          <table:table-cell table:style-name="ce90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91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13:.P13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84" table:formula="of:=IF((COUNTIF([.$C13:.$P13]; &quot;A&quot;) +  COUNTIF([.$C13:.$P13]; &quot;B&quot;) + COUNTIF([.$C13:.$P13]; &quot;M&quot;) + COUNTIF([.$C13:.$P13]; &quot;I&quot;) + [.Q13] = [.S13]); &quot;CLEARED&quot;; COUNTIF([.$C13:.$P13]; &quot;A&quot;) +  COUNTIF([.$C13:.$P13]; &quot;B&quot;) + COUNTIF([.$C13:.$P13]; &quot;M&quot;) + COUNTIF([.$C13:.$P13]; &quot;I&quot;))" office:value-type="float" office:value="2" calcext:value-type="float">
            <text:p>2</text:p>
          </table:table-cell>
          <table:table-cell table:style-name="ce90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92" office:value-type="string" calcext:value-type="string">
            <text:p>E = Scientific Batallion</text:p>
          </table:table-cell>
          <table:table-cell table:style-name="ce92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14:.P14]; &quot;S&quot;)" office:value-type="float" office:value="1" calcext:value-type="float">
            <text:p>1</text:p>
          </table:table-cell>
          <table:table-cell table:style-name="ce79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84" table:formula="of:=IF((COUNTIF([.$C14:.$P14]; &quot;A&quot;) +  COUNTIF([.$C14:.$P14]; &quot;B&quot;) + COUNTIF([.$C14:.$P14]; &quot;M&quot;) + COUNTIF([.$C14:.$P14]; &quot;I&quot;) + [.Q14] = [.S14]); &quot;CLEARED&quot;; COUNTIF([.$C14:.$P14]; &quot;A&quot;) +  COUNTIF([.$C14:.$P14]; &quot;B&quot;) + COUNTIF([.$C14:.$P14]; &quot;M&quot;) + COUNTIF([.$C14:.$P14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15:.P15]; &quot;S&quot;)" office:value-type="float" office:value="1" calcext:value-type="float">
            <text:p>1</text:p>
          </table:table-cell>
          <table:table-cell table:style-name="ce79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84" table:formula="of:=IF((COUNTIF([.$C15:.$P15]; &quot;A&quot;) +  COUNTIF([.$C15:.$P15]; &quot;B&quot;) + COUNTIF([.$C15:.$P15]; &quot;M&quot;) + COUNTIF([.$C15:.$P15]; &quot;I&quot;) + [.Q15] = [.S15]); &quot;CLEARED&quot;; COUNTIF([.$C15:.$P15]; &quot;A&quot;) +  COUNTIF([.$C15:.$P15]; &quot;B&quot;) + COUNTIF([.$C15:.$P15]; &quot;M&quot;) + COUNTIF([.$C15:.$P15]; &quot;I&quot;))" office:value-type="float" office:value="3" calcext:value-type="float">
            <text:p>3</text:p>
          </table:table-cell>
          <table:table-cell table:style-name="ce90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92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16:.P16]; &quot;S&quot;)" office:value-type="float" office:value="8" calcext:value-type="float">
            <text:p>8</text:p>
          </table:table-cell>
          <table:table-cell table:style-name="ce79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84" table:formula="of:=IF((COUNTIF([.$C16:.$P16]; &quot;A&quot;) +  COUNTIF([.$C16:.$P16]; &quot;B&quot;) + COUNTIF([.$C16:.$P16]; &quot;M&quot;) + COUNTIF([.$C16:.$P16]; &quot;I&quot;) + [.Q16] = [.S16]); &quot;CLEARED&quot;; COUNTIF([.$C16:.$P16]; &quot;A&quot;) +  COUNTIF([.$C16:.$P16]; &quot;B&quot;) + COUNTIF([.$C16:.$P16]; &quot;M&quot;) + COUNTIF([.$C16:.$P16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92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17:.P17]; &quot;S&quot;)" office:value-type="float" office:value="1" calcext:value-type="float">
            <text:p>1</text:p>
          </table:table-cell>
          <table:table-cell table:style-name="ce79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84" table:formula="of:=IF((COUNTIF([.$C17:.$P17]; &quot;A&quot;) +  COUNTIF([.$C17:.$P17]; &quot;B&quot;) + COUNTIF([.$C17:.$P17]; &quot;M&quot;) + COUNTIF([.$C17:.$P17]; &quot;I&quot;) + [.Q17] = [.S17]); &quot;CLEARED&quot;; COUNTIF([.$C17:.$P17]; &quot;A&quot;) +  COUNTIF([.$C17:.$P17]; &quot;B&quot;) + COUNTIF([.$C17:.$P17]; &quot;M&quot;) + COUNTIF([.$C17:.$P17]; &quot;I&quot;))" office:value-type="float" office:value="2" calcext:value-type="float">
            <text:p>2</text:p>
          </table:table-cell>
          <table:table-cell table:style-name="ce90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92" office:value-type="string" calcext:value-type="string">
            <text:p>E = Maze Reduction</text:p>
          </table:table-cell>
          <table:table-cell table:style-name="ce92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18:.P18]; &quot;S&quot;)" office:value-type="float" office:value="0" calcext:value-type="float">
            <text:p>0</text:p>
          </table:table-cell>
          <table:table-cell table:style-name="ce79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84" table:formula="of:=IF((COUNTIF([.$C18:.$P18]; &quot;A&quot;) +  COUNTIF([.$C18:.$P18]; &quot;B&quot;) + COUNTIF([.$C18:.$P18]; &quot;M&quot;) + COUNTIF([.$C18:.$P18]; &quot;I&quot;) + [.Q18] = [.S18]); &quot;CLEARED&quot;; COUNTIF([.$C18:.$P18]; &quot;A&quot;) +  COUNTIF([.$C18:.$P18]; &quot;B&quot;) + COUNTIF([.$C18:.$P18]; &quot;M&quot;) + COUNTIF([.$C18:.$P18]; &quot;I&quot;))" office:value-type="float" office:value="2" calcext:value-type="float">
            <text:p>2</text:p>
          </table:table-cell>
          <table:table-cell table:style-name="ce90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19:.P19]; &quot;S&quot;)" office:value-type="float" office:value="3" calcext:value-type="float">
            <text:p>3</text:p>
          </table:table-cell>
          <table:table-cell table:style-name="ce79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84" table:formula="of:=IF((COUNTIF([.$C19:.$P19]; &quot;A&quot;) +  COUNTIF([.$C19:.$P19]; &quot;B&quot;) + COUNTIF([.$C19:.$P19]; &quot;M&quot;) + COUNTIF([.$C19:.$P19]; &quot;I&quot;) + [.Q19] = [.S19]); &quot;CLEARED&quot;; COUNTIF([.$C19:.$P19]; &quot;A&quot;) +  COUNTIF([.$C19:.$P19]; &quot;B&quot;) + COUNTIF([.$C19:.$P19]; &quot;M&quot;) + COUNTIF([.$C19:.$P19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92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20:.P20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84" table:formula="of:=IF((COUNTIF([.$C20:.$P20]; &quot;A&quot;) +  COUNTIF([.$C20:.$P20]; &quot;B&quot;) + COUNTIF([.$C20:.$P20]; &quot;M&quot;) + COUNTIF([.$C20:.$P20]; &quot;I&quot;) + [.Q20] = [.S20]); &quot;CLEARED&quot;; COUNTIF([.$C20:.$P20]; &quot;A&quot;) +  COUNTIF([.$C20:.$P20]; &quot;B&quot;) + COUNTIF([.$C20:.$P20]; &quot;M&quot;) + COUNTIF([.$C20:.$P20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75" table:formula="of:= COUNTIF([.C21:.P21]; &quot;S&quot;)" office:value-type="float" office:value="3" calcext:value-type="float">
            <text:p>3</text:p>
          </table:table-cell>
          <table:table-cell table:style-name="ce79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84" table:formula="of:=IF((COUNTIF([.$C21:.$P21]; &quot;A&quot;) +  COUNTIF([.$C21:.$P21]; &quot;B&quot;) + COUNTIF([.$C21:.$P21]; &quot;M&quot;) + COUNTIF([.$C21:.$P21]; &quot;I&quot;) + [.Q21] = [.S21]); &quot;CLEARED&quot;; COUNTIF([.$C21:.$P21]; &quot;A&quot;) +  COUNTIF([.$C21:.$P21]; &quot;B&quot;) + COUNTIF([.$C21:.$P21]; &quot;M&quot;) + COUNTIF([.$C21:.$P21]; &quot;I&quot;))" office:value-type="float" office:value="2" calcext:value-type="float">
            <text:p>2</text:p>
          </table:table-cell>
          <table:table-cell table:style-name="ce90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22:.P22]; &quot;S&quot;)" office:value-type="float" office:value="4" calcext:value-type="float">
            <text:p>4</text:p>
          </table:table-cell>
          <table:table-cell table:style-name="ce79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84" table:formula="of:=IF((COUNTIF([.$C22:.$P22]; &quot;A&quot;) +  COUNTIF([.$C22:.$P22]; &quot;B&quot;) + COUNTIF([.$C22:.$P22]; &quot;M&quot;) + COUNTIF([.$C22:.$P22]; &quot;I&quot;) + [.Q22] = [.S22]); &quot;CLEARED&quot;; COUNTIF([.$C22:.$P22]; &quot;A&quot;) +  COUNTIF([.$C22:.$P22]; &quot;B&quot;) + COUNTIF([.$C22:.$P22]; &quot;M&quot;) + COUNTIF([.$C22:.$P22]; &quot;I&quot;))" office:value-type="float" office:value="3" calcext:value-type="float">
            <text:p>3</text:p>
          </table:table-cell>
          <table:table-cell table:style-name="ce90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92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23:.P23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84" table:formula="of:=IF((COUNTIF([.$C23:.$P23]; &quot;A&quot;) +  COUNTIF([.$C23:.$P23]; &quot;B&quot;) + COUNTIF([.$C23:.$P23]; &quot;M&quot;) + COUNTIF([.$C23:.$P23]; &quot;I&quot;) + [.Q23] = [.S23]); &quot;CLEARED&quot;; COUNTIF([.$C23:.$P23]; &quot;A&quot;) +  COUNTIF([.$C23:.$P23]; &quot;B&quot;) + COUNTIF([.$C23:.$P23]; &quot;M&quot;) + COUNTIF([.$C23:.$P23]; &quot;I&quot;))" office:value-type="float" office:value="5" calcext:value-type="float">
            <text:p>5</text:p>
          </table:table-cell>
          <table:table-cell table:style-name="ce90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24:.P24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84" table:formula="of:=IF((COUNTIF([.$C24:.$P24]; &quot;A&quot;) +  COUNTIF([.$C24:.$P24]; &quot;B&quot;) + COUNTIF([.$C24:.$P24]; &quot;M&quot;) + COUNTIF([.$C24:.$P24]; &quot;I&quot;) + [.Q24] = [.S24]); &quot;CLEARED&quot;; COUNTIF([.$C24:.$P24]; &quot;A&quot;) +  COUNTIF([.$C24:.$P24]; &quot;B&quot;) + COUNTIF([.$C24:.$P24]; &quot;M&quot;) + COUNTIF([.$C24:.$P24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25:.P25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84" table:formula="of:=IF((COUNTIF([.$C25:.$P25]; &quot;A&quot;) +  COUNTIF([.$C25:.$P25]; &quot;B&quot;) + COUNTIF([.$C25:.$P25]; &quot;M&quot;) + COUNTIF([.$C25:.$P25]; &quot;I&quot;) + [.Q25] = [.S25]); &quot;CLEARED&quot;; COUNTIF([.$C25:.$P25]; &quot;A&quot;) +  COUNTIF([.$C25:.$P25]; &quot;B&quot;) + COUNTIF([.$C25:.$P25]; &quot;M&quot;) + COUNTIF([.$C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26:.P26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84" table:formula="of:=IF((COUNTIF([.$C26:.$P26]; &quot;A&quot;) +  COUNTIF([.$C26:.$P26]; &quot;B&quot;) + COUNTIF([.$C26:.$P26]; &quot;M&quot;) + COUNTIF([.$C26:.$P26]; &quot;I&quot;) + [.Q26] = [.S26]); &quot;CLEARED&quot;; COUNTIF([.$C26:.$P26]; &quot;A&quot;) +  COUNTIF([.$C26:.$P26]; &quot;B&quot;) + COUNTIF([.$C26:.$P26]; &quot;M&quot;) + COUNTIF([.$C26:.$P26]; &quot;I&quot;))" office:value-type="float" office:value="4" calcext:value-type="float">
            <text:p>4</text:p>
          </table:table-cell>
          <table:table-cell table:style-name="ce90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92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75" table:formula="of:= COUNTIF([.C27:.P27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84" table:formula="of:=IF((COUNTIF([.$C27:.$P27]; &quot;A&quot;) +  COUNTIF([.$C27:.$P27]; &quot;B&quot;) + COUNTIF([.$C27:.$P27]; &quot;M&quot;) + COUNTIF([.$C27:.$P27]; &quot;I&quot;) + [.Q27] = [.S27]); &quot;CLEARED&quot;; COUNTIF([.$C27:.$P27]; &quot;A&quot;) +  COUNTIF([.$C27:.$P27]; &quot;B&quot;) + COUNTIF([.$C27:.$P27]; &quot;M&quot;) + COUNTIF([.$C27:.$P27]; &quot;I&quot;))" office:value-type="float" office:value="2" calcext:value-type="float">
            <text:p>2</text:p>
          </table:table-cell>
          <table:table-cell table:style-name="ce90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28:.P28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84" table:formula="of:=IF((COUNTIF([.$C28:.$P28]; &quot;A&quot;) +  COUNTIF([.$C28:.$P28]; &quot;B&quot;) + COUNTIF([.$C28:.$P28]; &quot;M&quot;) + COUNTIF([.$C28:.$P28]; &quot;I&quot;) + [.Q28] = [.S28]); &quot;CLEARED&quot;; COUNTIF([.$C28:.$P28]; &quot;A&quot;) +  COUNTIF([.$C28:.$P28]; &quot;B&quot;) + COUNTIF([.$C28:.$P28]; &quot;M&quot;) + COUNTIF([.$C28:.$P28]; &quot;I&quot;))" office:value-type="float" office:value="3" calcext:value-type="float">
            <text:p>3</text:p>
          </table:table-cell>
          <table:table-cell table:style-name="ce90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29:.P29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84" table:formula="of:=IF((COUNTIF([.$C29:.$P29]; &quot;A&quot;) +  COUNTIF([.$C29:.$P29]; &quot;B&quot;) + COUNTIF([.$C29:.$P29]; &quot;M&quot;) + COUNTIF([.$C29:.$P29]; &quot;I&quot;) + [.Q29] = [.S29]); &quot;CLEARED&quot;; COUNTIF([.$C29:.$P29]; &quot;A&quot;) +  COUNTIF([.$C29:.$P29]; &quot;B&quot;) + COUNTIF([.$C29:.$P29]; &quot;M&quot;) + COUNTIF([.$C29:.$P29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30:.P30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84" table:formula="of:=IF((COUNTIF([.$C30:.$P30]; &quot;A&quot;) +  COUNTIF([.$C30:.$P30]; &quot;B&quot;) + COUNTIF([.$C30:.$P30]; &quot;M&quot;) + COUNTIF([.$C30:.$P30]; &quot;I&quot;) + [.Q30] = [.S30]); &quot;CLEARED&quot;; COUNTIF([.$C30:.$P30]; &quot;A&quot;) +  COUNTIF([.$C30:.$P30]; &quot;B&quot;) + COUNTIF([.$C30:.$P30]; &quot;M&quot;) + COUNTIF([.$C30:.$P30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31:.P31]; &quot;S&quot;)" office:value-type="float" office:value="12" calcext:value-type="float">
            <text:p>12</text:p>
          </table:table-cell>
          <table:table-cell table:style-name="ce79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84" table:formula="of:=IF((COUNTIF([.$C31:.$P31]; &quot;A&quot;) +  COUNTIF([.$C31:.$P31]; &quot;B&quot;) + COUNTIF([.$C31:.$P31]; &quot;M&quot;) + COUNTIF([.$C31:.$P31]; &quot;I&quot;) + [.Q31] = [.S31]); &quot;CLEARED&quot;; COUNTIF([.$C31:.$P31]; &quot;A&quot;) +  COUNTIF([.$C31:.$P31]; &quot;B&quot;) + COUNTIF([.$C31:.$P31]; &quot;M&quot;) + COUNTIF([.$C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32:.P32]; &quot;S&quot;)" office:value-type="float" office:value="8" calcext:value-type="float">
            <text:p>8</text:p>
          </table:table-cell>
          <table:table-cell table:style-name="ce79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84" table:formula="of:=IF((COUNTIF([.$C32:.$P32]; &quot;A&quot;) +  COUNTIF([.$C32:.$P32]; &quot;B&quot;) + COUNTIF([.$C32:.$P32]; &quot;M&quot;) + COUNTIF([.$C32:.$P32]; &quot;I&quot;) + [.Q32] = [.S32]); &quot;CLEARED&quot;; COUNTIF([.$C32:.$P32]; &quot;A&quot;) +  COUNTIF([.$C32:.$P32]; &quot;B&quot;) + COUNTIF([.$C32:.$P32]; &quot;M&quot;) + COUNTIF([.$C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33:.P33]; &quot;S&quot;)" office:value-type="float" office:value="3" calcext:value-type="float">
            <text:p>3</text:p>
          </table:table-cell>
          <table:table-cell table:style-name="ce79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84" table:formula="of:=IF((COUNTIF([.$C33:.$P33]; &quot;A&quot;) +  COUNTIF([.$C33:.$P33]; &quot;B&quot;) + COUNTIF([.$C33:.$P33]; &quot;M&quot;) + COUNTIF([.$C33:.$P33]; &quot;I&quot;) + [.Q33] = [.S33]); &quot;CLEARED&quot;; COUNTIF([.$C33:.$P33]; &quot;A&quot;) +  COUNTIF([.$C33:.$P33]; &quot;B&quot;) + COUNTIF([.$C33:.$P33]; &quot;M&quot;) + COUNTIF([.$C33:.$P33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92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34:.P34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84" table:formula="of:=IF((COUNTIF([.$C34:.$P34]; &quot;A&quot;) +  COUNTIF([.$C34:.$P34]; &quot;B&quot;) + COUNTIF([.$C34:.$P34]; &quot;M&quot;) + COUNTIF([.$C34:.$P34]; &quot;I&quot;) + [.Q34] = [.S34]); &quot;CLEARED&quot;; COUNTIF([.$C34:.$P34]; &quot;A&quot;) +  COUNTIF([.$C34:.$P34]; &quot;B&quot;) + COUNTIF([.$C34:.$P34]; &quot;M&quot;) + COUNTIF([.$C34:.$P34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13" office:value-type="string" calcext:value-type="string">
            <text:p>D = Hill Driving</text:p>
          </table:table-cell>
          <table:table-cell table:style-name="ce92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35:.P35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84" table:formula="of:=IF((COUNTIF([.$C35:.$P35]; &quot;A&quot;) +  COUNTIF([.$C35:.$P35]; &quot;B&quot;) + COUNTIF([.$C35:.$P35]; &quot;M&quot;) + COUNTIF([.$C35:.$P35]; &quot;I&quot;) + [.Q35] = [.S35]); &quot;CLEARED&quot;; COUNTIF([.$C35:.$P35]; &quot;A&quot;) +  COUNTIF([.$C35:.$P35]; &quot;B&quot;) + COUNTIF([.$C35:.$P35]; &quot;M&quot;) + COUNTIF([.$C35:.$P35]; &quot;I&quot;))" office:value-type="float" office:value="3" calcext:value-type="float">
            <text:p>3</text:p>
          </table:table-cell>
          <table:table-cell table:style-name="ce90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92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36:.P36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84" table:formula="of:=IF((COUNTIF([.$C36:.$P36]; &quot;A&quot;) +  COUNTIF([.$C36:.$P36]; &quot;B&quot;) + COUNTIF([.$C36:.$P36]; &quot;M&quot;) + COUNTIF([.$C36:.$P36]; &quot;I&quot;) + [.Q36] = [.S36]); &quot;CLEARED&quot;; COUNTIF([.$C36:.$P36]; &quot;A&quot;) +  COUNTIF([.$C36:.$P36]; &quot;B&quot;) + COUNTIF([.$C36:.$P36]; &quot;M&quot;) + COUNTIF([.$C36:.$P36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92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37:.P37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84" table:formula="of:=IF((COUNTIF([.$C37:.$P37]; &quot;A&quot;) +  COUNTIF([.$C37:.$P37]; &quot;B&quot;) + COUNTIF([.$C37:.$P37]; &quot;M&quot;) + COUNTIF([.$C37:.$P37]; &quot;I&quot;) + [.Q37] = [.S37]); &quot;CLEARED&quot;; COUNTIF([.$C37:.$P37]; &quot;A&quot;) +  COUNTIF([.$C37:.$P37]; &quot;B&quot;) + COUNTIF([.$C37:.$P37]; &quot;M&quot;) + COUNTIF([.$C37:.$P37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38:.P38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84" table:formula="of:=IF((COUNTIF([.$C38:.$P38]; &quot;A&quot;) +  COUNTIF([.$C38:.$P38]; &quot;B&quot;) + COUNTIF([.$C38:.$P38]; &quot;M&quot;) + COUNTIF([.$C38:.$P38]; &quot;I&quot;) + [.Q38] = [.S38]); &quot;CLEARED&quot;; COUNTIF([.$C38:.$P38]; &quot;A&quot;) +  COUNTIF([.$C38:.$P38]; &quot;B&quot;) + COUNTIF([.$C38:.$P38]; &quot;M&quot;) + COUNTIF([.$C38:.$P38]; &quot;I&quot;))" office:value-type="string" office:string-value="CLEARED" calcext:value-type="string">
            <text:p>CLEARED</text:p>
          </table:table-cell>
          <table:table-cell table:style-name="ce90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/>
          <table:table-cell table:style-name="ce13" office:value-type="string" calcext:value-type="string">
            <text:p>G = Gentlebot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39:.P39]; &quot;S&quot;)" office:value-type="float" office:value="8" calcext:value-type="float">
            <text:p>8</text:p>
          </table:table-cell>
          <table:table-cell table:style-name="ce79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84" table:formula="of:=IF((COUNTIF([.$C39:.$P39]; &quot;A&quot;) +  COUNTIF([.$C39:.$P39]; &quot;B&quot;) + COUNTIF([.$C39:.$P39]; &quot;M&quot;) + COUNTIF([.$C39:.$P39]; &quot;I&quot;) + [.Q39] = [.S39]); &quot;CLEARED&quot;; COUNTIF([.$C39:.$P39]; &quot;A&quot;) +  COUNTIF([.$C39:.$P39]; &quot;B&quot;) + COUNTIF([.$C39:.$P39]; &quot;M&quot;) + COUNTIF([.$C39:.$P39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92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40:.P40]; &quot;S&quot;)" office:value-type="float" office:value="4" calcext:value-type="float">
            <text:p>4</text:p>
          </table:table-cell>
          <table:table-cell table:style-name="ce79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84" table:formula="of:=IF((COUNTIF([.$C40:.$P40]; &quot;A&quot;) +  COUNTIF([.$C40:.$P40]; &quot;B&quot;) + COUNTIF([.$C40:.$P40]; &quot;M&quot;) + COUNTIF([.$C40:.$P40]; &quot;I&quot;) + [.Q40] = [.S40]); &quot;CLEARED&quot;; COUNTIF([.$C40:.$P40]; &quot;A&quot;) +  COUNTIF([.$C40:.$P40]; &quot;B&quot;) + COUNTIF([.$C40:.$P40]; &quot;M&quot;) + COUNTIF([.$C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41:.P41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84" table:formula="of:=IF((COUNTIF([.$C41:.$P41]; &quot;A&quot;) +  COUNTIF([.$C41:.$P41]; &quot;B&quot;) + COUNTIF([.$C41:.$P41]; &quot;M&quot;) + COUNTIF([.$C41:.$P41]; &quot;I&quot;) + [.Q41] = [.S41]); &quot;CLEARED&quot;; COUNTIF([.$C41:.$P41]; &quot;A&quot;) +  COUNTIF([.$C41:.$P41]; &quot;B&quot;) + COUNTIF([.$C41:.$P41]; &quot;M&quot;) + COUNTIF([.$C41:.$P41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92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42:.P42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84" table:formula="of:=IF((COUNTIF([.$C42:.$P42]; &quot;A&quot;) +  COUNTIF([.$C42:.$P42]; &quot;B&quot;) + COUNTIF([.$C42:.$P42]; &quot;M&quot;) + COUNTIF([.$C42:.$P42]; &quot;I&quot;) + [.Q42] = [.S42]); &quot;CLEARED&quot;; COUNTIF([.$C42:.$P42]; &quot;A&quot;) +  COUNTIF([.$C42:.$P42]; &quot;B&quot;) + COUNTIF([.$C42:.$P42]; &quot;M&quot;) + COUNTIF([.$C42:.$P42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83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44:.P44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84" table:formula="of:=IF((COUNTIF([.$C44:.$P44]; &quot;A&quot;) +  COUNTIF([.$C44:.$P44]; &quot;B&quot;) + COUNTIF([.$C44:.$P44]; &quot;M&quot;) + COUNTIF([.$C44:.$P44]; &quot;I&quot;) + [.Q44] = [.S44]); &quot;CLEARED&quot;; COUNTIF([.$C44:.$P44]; &quot;A&quot;) +  COUNTIF([.$C44:.$P44]; &quot;B&quot;) + COUNTIF([.$C44:.$P44]; &quot;M&quot;) + COUNTIF([.$C44:.$P44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92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45:.P45]; &quot;S&quot;)" office:value-type="float" office:value="3" calcext:value-type="float">
            <text:p>3</text:p>
          </table:table-cell>
          <table:table-cell table:style-name="ce79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84" table:formula="of:=IF((COUNTIF([.$C45:.$P45]; &quot;A&quot;) +  COUNTIF([.$C45:.$P45]; &quot;B&quot;) + COUNTIF([.$C45:.$P45]; &quot;M&quot;) + COUNTIF([.$C45:.$P45]; &quot;I&quot;) + [.Q45] = [.S45]); &quot;CLEARED&quot;; COUNTIF([.$C45:.$P45]; &quot;A&quot;) +  COUNTIF([.$C45:.$P45]; &quot;B&quot;) + COUNTIF([.$C45:.$P45]; &quot;M&quot;) + COUNTIF([.$C45:.$P45]; &quot;I&quot;))" office:value-type="float" office:value="4" calcext:value-type="float">
            <text:p>4</text:p>
          </table:table-cell>
          <table:table-cell table:style-name="ce90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46:.P46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84" table:formula="of:=IF((COUNTIF([.$C46:.$P46]; &quot;A&quot;) +  COUNTIF([.$C46:.$P46]; &quot;B&quot;) + COUNTIF([.$C46:.$P46]; &quot;M&quot;) + COUNTIF([.$C46:.$P46]; &quot;I&quot;) + [.Q46] = [.S46]); &quot;CLEARED&quot;; COUNTIF([.$C46:.$P46]; &quot;A&quot;) +  COUNTIF([.$C46:.$P46]; &quot;B&quot;) + COUNTIF([.$C46:.$P46]; &quot;M&quot;) + COUNTIF([.$C46:.$P46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47:.P47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84" table:formula="of:=IF((COUNTIF([.$C47:.$P47]; &quot;A&quot;) +  COUNTIF([.$C47:.$P47]; &quot;B&quot;) + COUNTIF([.$C47:.$P47]; &quot;M&quot;) + COUNTIF([.$C47:.$P47]; &quot;I&quot;) + [.Q47] = [.S47]); &quot;CLEARED&quot;; COUNTIF([.$C47:.$P47]; &quot;A&quot;) +  COUNTIF([.$C47:.$P47]; &quot;B&quot;) + COUNTIF([.$C47:.$P47]; &quot;M&quot;) + COUNTIF([.$C47:.$P47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92" office:value-type="string" calcext:value-type="string">
            <text:p>D = Drive Through MegaCity</text:p>
          </table:table-cell>
          <table:table-cell table:style-name="ce92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75" table:formula="of:= COUNTIF([.C48:.P48]; &quot;S&quot;)" office:value-type="float" office:value="6" calcext:value-type="float">
            <text:p>6</text:p>
          </table:table-cell>
          <table:table-cell table:style-name="ce79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84" table:formula="of:=IF((COUNTIF([.$C48:.$P48]; &quot;A&quot;) +  COUNTIF([.$C48:.$P48]; &quot;B&quot;) + COUNTIF([.$C48:.$P48]; &quot;M&quot;) + COUNTIF([.$C48:.$P48]; &quot;I&quot;) + [.Q48] = [.S48]); &quot;CLEARED&quot;; COUNTIF([.$C48:.$P48]; &quot;A&quot;) +  COUNTIF([.$C48:.$P48]; &quot;B&quot;) + COUNTIF([.$C48:.$P48]; &quot;M&quot;) + COUNTIF([.$C48:.$P48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49:.P49]; &quot;S&quot;)" office:value-type="float" office:value="4" calcext:value-type="float">
            <text:p>4</text:p>
          </table:table-cell>
          <table:table-cell table:style-name="ce79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84" table:formula="of:=IF((COUNTIF([.$C49:.$P49]; &quot;A&quot;) +  COUNTIF([.$C49:.$P49]; &quot;B&quot;) + COUNTIF([.$C49:.$P49]; &quot;M&quot;) + COUNTIF([.$C49:.$P49]; &quot;I&quot;) + [.Q49] = [.S49]); &quot;CLEARED&quot;; COUNTIF([.$C49:.$P49]; &quot;A&quot;) +  COUNTIF([.$C49:.$P49]; &quot;B&quot;) + COUNTIF([.$C49:.$P49]; &quot;M&quot;) + COUNTIF([.$C49:.$P49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92" office:value-type="string" calcext:value-type="string">
            <text:p>C = Nim With a Twist</text:p>
          </table:table-cell>
          <table:table-cell table:style-name="ce92" office:value-type="string" calcext:value-type="string">
            <text:p>H = Cloakroom</text:p>
          </table:table-cell>
          <table:table-cell table:style-name="ce92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50:.P50]; &quot;S&quot;)" office:value-type="float" office:value="3" calcext:value-type="float">
            <text:p>3</text:p>
          </table:table-cell>
          <table:table-cell table:style-name="ce79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84" table:formula="of:=IF((COUNTIF([.$C50:.$P50]; &quot;A&quot;) +  COUNTIF([.$C50:.$P50]; &quot;B&quot;) + COUNTIF([.$C50:.$P50]; &quot;M&quot;) + COUNTIF([.$C50:.$P50]; &quot;I&quot;) + [.Q50] = [.S50]); &quot;CLEARED&quot;; COUNTIF([.$C50:.$P50]; &quot;A&quot;) +  COUNTIF([.$C50:.$P50]; &quot;B&quot;) + COUNTIF([.$C50:.$P50]; &quot;M&quot;) + COUNTIF([.$C50:.$P50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92" office:value-type="string" calcext:value-type="string">
            <text:p>A = Album of Numbers</text:p>
          </table:table-cell>
          <table:table-cell table:style-name="ce92" office:value-type="string" calcext:value-type="string">
            <text:p>G = Board Game</text:p>
          </table:table-cell>
          <table:table-cell table:style-name="ce92" office:value-type="string" calcext:value-type="string">
            <text:p>K = Blocks</text:p>
          </table:table-cell>
          <table:table-cell table:style-name="ce92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51:.P51]; &quot;S&quot;)" office:value-type="float" office:value="2" calcext:value-type="float">
            <text:p>2</text:p>
          </table:table-cell>
          <table:table-cell table:style-name="ce79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84" table:formula="of:=IF((COUNTIF([.$C51:.$P51]; &quot;A&quot;) +  COUNTIF([.$C51:.$P51]; &quot;B&quot;) + COUNTIF([.$C51:.$P51]; &quot;M&quot;) + COUNTIF([.$C51:.$P51]; &quot;I&quot;) + [.Q51] = [.S51]); &quot;CLEARED&quot;; COUNTIF([.$C51:.$P51]; &quot;A&quot;) +  COUNTIF([.$C51:.$P51]; &quot;B&quot;) + COUNTIF([.$C51:.$P51]; &quot;M&quot;) + COUNTIF([.$C51:.$P51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92" office:value-type="string" calcext:value-type="string">
            <text:p>A = Game</text:p>
          </table:table-cell>
          <table:table-cell table:style-name="ce92" office:value-type="string" calcext:value-type="string">
            <text:p>E = Furniture</text:p>
          </table:table-cell>
          <table:table-cell table:style-name="ce92" office:value-type="string" calcext:value-type="string">
            <text:p>H = Return of the Cliquers</text:p>
          </table:table-cell>
          <table:table-cell table:style-name="ce92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52:.P52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84" table:formula="of:=IF((COUNTIF([.$C52:.$P52]; &quot;A&quot;) +  COUNTIF([.$C52:.$P52]; &quot;B&quot;) + COUNTIF([.$C52:.$P52]; &quot;M&quot;) + COUNTIF([.$C52:.$P52]; &quot;I&quot;) + [.Q52] = [.S52]); &quot;CLEARED&quot;; COUNTIF([.$C52:.$P52]; &quot;A&quot;) +  COUNTIF([.$C52:.$P52]; &quot;B&quot;) + COUNTIF([.$C52:.$P52]; &quot;M&quot;) + COUNTIF([.$C52:.$P52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92" office:value-type="string" calcext:value-type="string">
            <text:p>E = Taxi</text:p>
          </table:table-cell>
          <table:table-cell table:style-name="ce92" office:value-type="string" calcext:value-type="string">
            <text:p>H = Anagrams</text:p>
          </table:table-cell>
          <table:table-cell table:style-name="ce92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53:.P53]; &quot;S&quot;)" office:value-type="float" office:value="4" calcext:value-type="float">
            <text:p>4</text:p>
          </table:table-cell>
          <table:table-cell table:style-name="ce79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84" table:formula="of:=IF((COUNTIF([.$C53:.$P53]; &quot;A&quot;) +  COUNTIF([.$C53:.$P53]; &quot;B&quot;) + COUNTIF([.$C53:.$P53]; &quot;M&quot;) + COUNTIF([.$C53:.$P53]; &quot;I&quot;) + [.Q53] = [.S53]); &quot;CLEARED&quot;; COUNTIF([.$C53:.$P53]; &quot;A&quot;) +  COUNTIF([.$C53:.$P53]; &quot;B&quot;) + COUNTIF([.$C53:.$P53]; &quot;M&quot;) + COUNTIF([.$C53:.$P53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92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54:.P54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84" table:formula="of:=IF((COUNTIF([.$C54:.$P54]; &quot;A&quot;) +  COUNTIF([.$C54:.$P54]; &quot;B&quot;) + COUNTIF([.$C54:.$P54]; &quot;M&quot;) + COUNTIF([.$C54:.$P54]; &quot;I&quot;) + [.Q54] = [.S54]); &quot;CLEARED&quot;; COUNTIF([.$C54:.$P54]; &quot;A&quot;) +  COUNTIF([.$C54:.$P54]; &quot;B&quot;) + COUNTIF([.$C54:.$P54]; &quot;M&quot;) + COUNTIF([.$C54:.$P54]; &quot;I&quot;))" office:value-type="float" office:value="4" calcext:value-type="float">
            <text:p>4</text:p>
          </table:table-cell>
          <table:table-cell table:style-name="ce90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92" office:value-type="string" calcext:value-type="string">
            <text:p>D = Slant Drilling</text:p>
          </table:table-cell>
          <table:table-cell table:style-name="ce92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55:.P55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84" table:formula="of:=IF((COUNTIF([.$C55:.$P55]; &quot;A&quot;) +  COUNTIF([.$C55:.$P55]; &quot;B&quot;) + COUNTIF([.$C55:.$P55]; &quot;M&quot;) + COUNTIF([.$C55:.$P55]; &quot;I&quot;) + [.Q55] = [.S55]); &quot;CLEARED&quot;; COUNTIF([.$C55:.$P55]; &quot;A&quot;) +  COUNTIF([.$C55:.$P55]; &quot;B&quot;) + COUNTIF([.$C55:.$P55]; &quot;M&quot;) + COUNTIF([.$C55:.$P55]; &quot;I&quot;))" office:value-type="float" office:value="3" calcext:value-type="float">
            <text:p>3</text:p>
          </table:table-cell>
          <table:table-cell table:style-name="ce90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92" office:value-type="string" calcext:value-type="string">
            <text:p>F = Fractal Tree</text:p>
          </table:table-cell>
          <table:table-cell table:style-name="ce92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56:.P56]; &quot;S&quot;)" office:value-type="float" office:value="10" calcext:value-type="float">
            <text:p>10</text:p>
          </table:table-cell>
          <table:table-cell table:style-name="ce79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84" table:formula="of:=IF((COUNTIF([.$C56:.$P56]; &quot;A&quot;) +  COUNTIF([.$C56:.$P56]; &quot;B&quot;) + COUNTIF([.$C56:.$P56]; &quot;M&quot;) + COUNTIF([.$C56:.$P56]; &quot;I&quot;) + [.Q56] = [.S56]); &quot;CLEARED&quot;; COUNTIF([.$C56:.$P56]; &quot;A&quot;) +  COUNTIF([.$C56:.$P56]; &quot;B&quot;) + COUNTIF([.$C56:.$P56]; &quot;M&quot;) + COUNTIF([.$C56:.$P56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92" office:value-type="string" calcext:value-type="string">
            <text:p>K = Polymorphic Code</text:p>
          </table:table-cell>
          <table:table-cell table:style-name="ce92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57:.P57]; &quot;S&quot;)" office:value-type="float" office:value="4" calcext:value-type="float">
            <text:p>4</text:p>
          </table:table-cell>
          <table:table-cell table:style-name="ce79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84" table:formula="of:=IF((COUNTIF([.$C57:.$P57]; &quot;A&quot;) +  COUNTIF([.$C57:.$P57]; &quot;B&quot;) + COUNTIF([.$C57:.$P57]; &quot;M&quot;) + COUNTIF([.$C57:.$P57]; &quot;I&quot;) + [.Q57] = [.S57]); &quot;CLEARED&quot;; COUNTIF([.$C57:.$P57]; &quot;A&quot;) +  COUNTIF([.$C57:.$P57]; &quot;B&quot;) + COUNTIF([.$C57:.$P57]; &quot;M&quot;) + COUNTIF([.$C57:.$P57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92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58:.P58]; &quot;S&quot;)" office:value-type="float" office:value="2" calcext:value-type="float">
            <text:p>2</text:p>
          </table:table-cell>
          <table:table-cell table:style-name="ce79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84" table:formula="of:=IF((COUNTIF([.$C58:.$P58]; &quot;A&quot;) +  COUNTIF([.$C58:.$P58]; &quot;B&quot;) + COUNTIF([.$C58:.$P58]; &quot;M&quot;) + COUNTIF([.$C58:.$P58]; &quot;I&quot;) + [.Q58] = [.S58]); &quot;CLEARED&quot;; COUNTIF([.$C58:.$P58]; &quot;A&quot;) +  COUNTIF([.$C58:.$P58]; &quot;B&quot;) + COUNTIF([.$C58:.$P58]; &quot;M&quot;) + COUNTIF([.$C58:.$P58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59:.P59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84" table:formula="of:=IF((COUNTIF([.$C59:.$P59]; &quot;A&quot;) +  COUNTIF([.$C59:.$P59]; &quot;B&quot;) + COUNTIF([.$C59:.$P59]; &quot;M&quot;) + COUNTIF([.$C59:.$P59]; &quot;I&quot;) + [.Q59] = [.S59]); &quot;CLEARED&quot;; COUNTIF([.$C59:.$P59]; &quot;A&quot;) +  COUNTIF([.$C59:.$P59]; &quot;B&quot;) + COUNTIF([.$C59:.$P59]; &quot;M&quot;) + COUNTIF([.$C59:.$P59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92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60:.P60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84" table:formula="of:=IF((COUNTIF([.$C60:.$P60]; &quot;A&quot;) +  COUNTIF([.$C60:.$P60]; &quot;B&quot;) + COUNTIF([.$C60:.$P60]; &quot;M&quot;) + COUNTIF([.$C60:.$P60]; &quot;I&quot;) + [.Q60] = [.S60]); &quot;CLEARED&quot;; COUNTIF([.$C60:.$P60]; &quot;A&quot;) +  COUNTIF([.$C60:.$P60]; &quot;B&quot;) + COUNTIF([.$C60:.$P60]; &quot;M&quot;) + COUNTIF([.$C60:.$P60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92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61:.P61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84" table:formula="of:=IF((COUNTIF([.$C61:.$P61]; &quot;A&quot;) +  COUNTIF([.$C61:.$P61]; &quot;B&quot;) + COUNTIF([.$C61:.$P61]; &quot;M&quot;) + COUNTIF([.$C61:.$P61]; &quot;I&quot;) + [.Q61] = [.S61]); &quot;CLEARED&quot;; COUNTIF([.$C61:.$P61]; &quot;A&quot;) +  COUNTIF([.$C61:.$P61]; &quot;B&quot;) + COUNTIF([.$C61:.$P61]; &quot;M&quot;) + COUNTIF([.$C61:.$P61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75" table:formula="of:= COUNTIF([.C62:.P62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84" table:formula="of:=IF((COUNTIF([.$C62:.$P62]; &quot;A&quot;) +  COUNTIF([.$C62:.$P62]; &quot;B&quot;) + COUNTIF([.$C62:.$P62]; &quot;M&quot;) + COUNTIF([.$C62:.$P62]; &quot;I&quot;) + [.Q62] = [.S62]); &quot;CLEARED&quot;; COUNTIF([.$C62:.$P62]; &quot;A&quot;) +  COUNTIF([.$C62:.$P62]; &quot;B&quot;) + COUNTIF([.$C62:.$P62]; &quot;M&quot;) + COUNTIF([.$C62:.$P62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75" table:formula="of:= COUNTIF([.C63:.P63]; &quot;S&quot;)" office:value-type="float" office:value="4" calcext:value-type="float">
            <text:p>4</text:p>
          </table:table-cell>
          <table:table-cell table:style-name="ce79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84" table:formula="of:=IF((COUNTIF([.$C63:.$P63]; &quot;A&quot;) +  COUNTIF([.$C63:.$P63]; &quot;B&quot;) + COUNTIF([.$C63:.$P63]; &quot;M&quot;) + COUNTIF([.$C63:.$P63]; &quot;I&quot;) + [.Q63] = [.S63]); &quot;CLEARED&quot;; COUNTIF([.$C63:.$P63]; &quot;A&quot;) +  COUNTIF([.$C63:.$P63]; &quot;B&quot;) + COUNTIF([.$C63:.$P63]; &quot;M&quot;) + COUNTIF([.$C63:.$P63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75" table:formula="of:= COUNTIF([.C64:.P64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84" table:formula="of:=IF((COUNTIF([.$C64:.$P64]; &quot;A&quot;) +  COUNTIF([.$C64:.$P64]; &quot;B&quot;) + COUNTIF([.$C64:.$P64]; &quot;M&quot;) + COUNTIF([.$C64:.$P64]; &quot;I&quot;) + [.Q64] = [.S64]); &quot;CLEARED&quot;; COUNTIF([.$C64:.$P64]; &quot;A&quot;) +  COUNTIF([.$C64:.$P64]; &quot;B&quot;) + COUNTIF([.$C64:.$P64]; &quot;M&quot;) + COUNTIF([.$C64:.$P64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92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83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66:.P66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84" table:formula="of:=IF((COUNTIF([.$C66:.$P66]; &quot;A&quot;) +  COUNTIF([.$C66:.$P66]; &quot;B&quot;) + COUNTIF([.$C66:.$P66]; &quot;M&quot;) + COUNTIF([.$C66:.$P66]; &quot;I&quot;) + [.Q66] = [.S66]); &quot;CLEARED&quot;; COUNTIF([.$C66:.$P66]; &quot;A&quot;) +  COUNTIF([.$C66:.$P66]; &quot;B&quot;) + COUNTIF([.$C66:.$P66]; &quot;M&quot;) + COUNTIF([.$C66:.$P66]; &quot;I&quot;))" office:value-type="float" office:value="1" calcext:value-type="float">
            <text:p>1</text:p>
          </table:table-cell>
          <table:table-cell table:style-name="ce90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67:.P67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84" table:formula="of:=IF((COUNTIF([.$C67:.$P67]; &quot;A&quot;) +  COUNTIF([.$C67:.$P67]; &quot;B&quot;) + COUNTIF([.$C67:.$P67]; &quot;M&quot;) + COUNTIF([.$C67:.$P67]; &quot;I&quot;) + [.Q67] = [.S67]); &quot;CLEARED&quot;; COUNTIF([.$C67:.$P67]; &quot;A&quot;) +  COUNTIF([.$C67:.$P67]; &quot;B&quot;) + COUNTIF([.$C67:.$P67]; &quot;M&quot;) + COUNTIF([.$C67:.$P67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75" table:formula="of:= COUNTIF([.C68:.P68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84" table:formula="of:=IF((COUNTIF([.$C68:.$P68]; &quot;A&quot;) +  COUNTIF([.$C68:.$P68]; &quot;B&quot;) + COUNTIF([.$C68:.$P68]; &quot;M&quot;) + COUNTIF([.$C68:.$P68]; &quot;I&quot;) + [.Q68] = [.S68]); &quot;CLEARED&quot;; COUNTIF([.$C68:.$P68]; &quot;A&quot;) +  COUNTIF([.$C68:.$P68]; &quot;B&quot;) + COUNTIF([.$C68:.$P68]; &quot;M&quot;) + COUNTIF([.$C68:.$P68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92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69:.P69]; &quot;S&quot;)" office:value-type="float" office:value="10" calcext:value-type="float">
            <text:p>10</text:p>
          </table:table-cell>
          <table:table-cell table:style-name="ce79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84" table:formula="of:=IF((COUNTIF([.$C69:.$P69]; &quot;A&quot;) +  COUNTIF([.$C69:.$P69]; &quot;B&quot;) + COUNTIF([.$C69:.$P69]; &quot;M&quot;) + COUNTIF([.$C69:.$P69]; &quot;I&quot;) + [.Q69] = [.S69]); &quot;CLEARED&quot;; COUNTIF([.$C69:.$P69]; &quot;A&quot;) +  COUNTIF([.$C69:.$P69]; &quot;B&quot;) + COUNTIF([.$C69:.$P69]; &quot;M&quot;) + COUNTIF([.$C69:.$P69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92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75" table:formula="of:= COUNTIF([.C70:.P70]; &quot;S&quot;)" office:value-type="float" office:value="5" calcext:value-type="float">
            <text:p>5</text:p>
          </table:table-cell>
          <table:table-cell table:style-name="ce79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84" table:formula="of:=IF((COUNTIF([.$C70:.$P70]; &quot;A&quot;) +  COUNTIF([.$C70:.$P70]; &quot;B&quot;) + COUNTIF([.$C70:.$P70]; &quot;M&quot;) + COUNTIF([.$C70:.$P70]; &quot;I&quot;) + [.Q70] = [.S70]); &quot;CLEARED&quot;; COUNTIF([.$C70:.$P70]; &quot;A&quot;) +  COUNTIF([.$C70:.$P70]; &quot;B&quot;) + COUNTIF([.$C70:.$P70]; &quot;M&quot;) + COUNTIF([.$C70:.$P70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92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75" table:formula="of:= COUNTIF([.C71:.P71]; &quot;S&quot;)" office:value-type="float" office:value="7" calcext:value-type="float">
            <text:p>7</text:p>
          </table:table-cell>
          <table:table-cell table:style-name="ce79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84" table:formula="of:=IF((COUNTIF([.$C71:.$P71]; &quot;A&quot;) +  COUNTIF([.$C71:.$P71]; &quot;B&quot;) + COUNTIF([.$C71:.$P71]; &quot;M&quot;) + COUNTIF([.$C71:.$P71]; &quot;I&quot;) + [.Q71] = [.S71]); &quot;CLEARED&quot;; COUNTIF([.$C71:.$P71]; &quot;A&quot;) +  COUNTIF([.$C71:.$P71]; &quot;B&quot;) + COUNTIF([.$C71:.$P71]; &quot;M&quot;) + COUNTIF([.$C71:.$P71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75" table:formula="of:= COUNTIF([.C72:.P72]; &quot;S&quot;)" office:value-type="float" office:value="3" calcext:value-type="float">
            <text:p>3</text:p>
          </table:table-cell>
          <table:table-cell table:style-name="ce79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84" table:formula="of:=IF((COUNTIF([.$C72:.$P72]; &quot;A&quot;) +  COUNTIF([.$C72:.$P72]; &quot;B&quot;) + COUNTIF([.$C72:.$P72]; &quot;M&quot;) + COUNTIF([.$C72:.$P72]; &quot;I&quot;) + [.Q72] = [.S72]); &quot;CLEARED&quot;; COUNTIF([.$C72:.$P72]; &quot;A&quot;) +  COUNTIF([.$C72:.$P72]; &quot;B&quot;) + COUNTIF([.$C72:.$P72]; &quot;M&quot;) + COUNTIF([.$C72:.$P72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0" office:value-type="date" office:date-value="2018-07-30" calcext:value-type="date">
            <text:p>7/30/2018</text:p>
          </table:table-cell>
          <table:table-cell table:style-name="ce15" office:value-type="string" calcext:value-type="string">
            <text:p>TC 2018 ARG #01</text:p>
          </table:table-cell>
          <table:table-cell table:style-name="ce21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style-name="ce33" office:value-type="string" calcext:value-type="string">
            <text:p>M</text:p>
          </table:table-cell>
          <table:table-cell table:style-name="ce37" office:value-type="string" calcext:value-type="string">
            <text:p>B</text:p>
          </table:table-cell>
          <table:table-cell table:style-name="ce41" office:value-type="string" calcext:value-type="string">
            <text:p>B</text:p>
          </table:table-cell>
          <table:table-cell table:style-name="ce45" office:value-type="string" calcext:value-type="string">
            <text:p>S</text:p>
          </table:table-cell>
          <table:table-cell table:style-name="ce49" office:value-type="string" calcext:value-type="string">
            <text:p>S</text:p>
          </table:table-cell>
          <table:table-cell table:style-name="ce53" office:value-type="string" calcext:value-type="string">
            <text:p>S</text:p>
          </table:table-cell>
          <table:table-cell table:style-name="ce57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64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71" office:value-type="string" calcext:value-type="string">
            <text:p>S</text:p>
          </table:table-cell>
          <table:table-cell table:style-name="ce75" table:formula="of:= COUNTIF([.C73:.P73]; &quot;S&quot;)" office:value-type="float" office:value="11" calcext:value-type="float">
            <text:p>11</text:p>
          </table:table-cell>
          <table:table-cell table:style-name="ce79" office:value-type="string" calcext:value-type="string">
            <text:p>de</text:p>
          </table:table-cell>
          <table:table-cell table:formula="of:=14-COUNTIF([.C73:.P73]; &quot;NH&quot;)" office:value-type="float" office:value="14" calcext:value-type="float">
            <text:p>14</text:p>
          </table:table-cell>
          <table:table-cell table:style-name="ce85" table:formula="of:=IF((COUNTIF([.$C73:.$P73]; &quot;A&quot;) +  COUNTIF([.$C73:.$P73]; &quot;B&quot;) + COUNTIF([.$C73:.$P73]; &quot;M&quot;) + COUNTIF([.$C73:.$P73]; &quot;I&quot;) + [.Q73] = [.S73]); &quot;CLEARED&quot;; COUNTIF([.$C73:.$P73]; &quot;A&quot;) +  COUNTIF([.$C73:.$P73]; &quot;B&quot;) + COUNTIF([.$C73:.$P73]; &quot;M&quot;) + COUNTIF([.$C73:.$P73]; &quot;I&quot;))" office:value-type="string" office:string-value="CLEARED" calcext:value-type="string">
            <text:p>CLEARED</text:p>
          </table:table-cell>
          <table:table-cell table:style-name="ce90" office:value-type="string" calcext:value-type="string">
            <text:p>http://codeforces.com/group/HKdByrdQUN/contest/226449/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7-31" calcext:value-type="date">
            <text:p>7/31/2018</text:p>
          </table:table-cell>
          <table:table-cell table:style-name="ce15" office:value-type="string" calcext:value-type="string">
            <text:p>TC 2018 ARG #02</text:p>
          </table:table-cell>
          <table:table-cell table:style-name="ce22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style-name="ce34" office:value-type="string" calcext:value-type="string">
            <text:p>U</text:p>
          </table:table-cell>
          <table:table-cell table:style-name="ce38" office:value-type="string" calcext:value-type="string">
            <text:p>S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50" office:value-type="string" calcext:value-type="string">
            <text:p>U</text:p>
          </table:table-cell>
          <table:table-cell table:style-name="ce54" office:value-type="string" calcext:value-type="string">
            <text:p>S</text:p>
          </table:table-cell>
          <table:table-cell table:style-name="ce38" office:value-type="string" calcext:value-type="string">
            <text:p>S</text:p>
          </table:table-cell>
          <table:table-cell table:style-name="ce61" office:value-type="string" calcext:value-type="string">
            <text:p>S</text:p>
          </table:table-cell>
          <table:table-cell table:style-name="ce65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NH</text:p>
          </table:table-cell>
          <table:table-cell table:style-name="ce75" table:formula="of:= COUNTIF([.C74:.P74]; &quot;S&quot;)" office:value-type="float" office:value="8" calcext:value-type="float">
            <text:p>8</text:p>
          </table:table-cell>
          <table:table-cell table:style-name="ce79" office:value-type="string" calcext:value-type="string">
            <text:p>de</text:p>
          </table:table-cell>
          <table:table-cell table:formula="of:=14-COUNTIF([.C74:.P74]; &quot;NH&quot;)" office:value-type="float" office:value="12" calcext:value-type="float">
            <text:p>12</text:p>
          </table:table-cell>
          <table:table-cell table:style-name="ce86" table:formula="of:=IF((COUNTIF([.$C74:.$P74]; &quot;A&quot;) +  COUNTIF([.$C74:.$P74]; &quot;B&quot;) + COUNTIF([.$C74:.$P74]; &quot;M&quot;) + COUNTIF([.$C74:.$P74]; &quot;I&quot;) + [.Q74] = [.S74]); &quot;CLEARED&quot;; COUNTIF([.$C74:.$P74]; &quot;A&quot;) +  COUNTIF([.$C74:.$P74]; &quot;B&quot;) + COUNTIF([.$C74:.$P74]; &quot;M&quot;) + COUNTIF([.$C74:.$P74]; &quot;I&quot;))" office:value-type="float" office:value="2" calcext:value-type="float">
            <text:p>2</text:p>
          </table:table-cell>
          <table:table-cell table:style-name="ce90" office:value-type="string" calcext:value-type="string">
            <text:p>http://codeforces.com/group/HKdByrdQUN/contest/226479/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2" calcext:value-type="date">
            <text:p>8/2/2018</text:p>
          </table:table-cell>
          <table:table-cell table:style-name="ce15" office:value-type="string" calcext:value-type="string">
            <text:p>TC 2018 ARG #03</text:p>
          </table:table-cell>
          <table:table-cell table:style-name="ce23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style-name="ce39"/>
          <table:table-cell table:style-name="ce43" office:value-type="string" calcext:value-type="string">
            <text:p>U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style-name="ce55" office:value-type="string" calcext:value-type="string">
            <text:p>N</text:p>
          </table:table-cell>
          <table:table-cell table:style-name="ce58" office:value-type="string" calcext:value-type="string">
            <text:p>S</text:p>
          </table:table-cell>
          <table:table-cell table:style-name="ce62" office:value-type="string" calcext:value-type="string">
            <text:p>S</text:p>
          </table:table-cell>
          <table:table-cell table:style-name="ce66" office:value-type="string" calcext:value-type="string">
            <text:p>N</text:p>
          </table:table-cell>
          <table:table-cell table:style-name="ce69" office:value-type="string" calcext:value-type="string">
            <text:p>S</text:p>
          </table:table-cell>
          <table:table-cell table:style-name="ce72" office:value-type="string" calcext:value-type="string">
            <text:p>NH</text:p>
          </table:table-cell>
          <table:table-cell table:style-name="ce75" table:formula="of:= COUNTIF([.C75:.P75]; &quot;S&quot;)" office:value-type="float" office:value="9" calcext:value-type="float">
            <text:p>9</text:p>
          </table:table-cell>
          <table:table-cell table:style-name="ce79" office:value-type="string" calcext:value-type="string">
            <text:p>de</text:p>
          </table:table-cell>
          <table:table-cell table:formula="of:=14-COUNTIF([.C75:.P75]; &quot;NH&quot;)" office:value-type="float" office:value="13" calcext:value-type="float">
            <text:p>13</text:p>
          </table:table-cell>
          <table:table-cell table:style-name="ce87" table:formula="of:=IF((COUNTIF([.$C75:.$P75]; &quot;A&quot;) +  COUNTIF([.$C75:.$P75]; &quot;B&quot;) + COUNTIF([.$C75:.$P75]; &quot;M&quot;) + COUNTIF([.$C75:.$P75]; &quot;I&quot;) + [.Q75] = [.S75]); &quot;CLEARED&quot;; COUNTIF([.$C75:.$P75]; &quot;A&quot;) +  COUNTIF([.$C75:.$P75]; &quot;B&quot;) + COUNTIF([.$C75:.$P75]; &quot;M&quot;) + COUNTIF([.$C75:.$P75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http://codeforces.com/group/HKdByrdQUN/contest/226479/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6" calcext:value-type="date">
            <text:p>8/6/2018</text:p>
          </table:table-cell>
          <table:table-cell table:style-name="ce15" office:value-type="string" calcext:value-type="string">
            <text:p>TC 2018 ARG #04</text:p>
          </table:table-cell>
          <table:table-cell table:style-name="ce24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44" office:value-type="string" calcext:value-type="string">
            <text:p>S</text:p>
          </table:table-cell>
          <table:table-cell table:style-name="ce48"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style-name="ce56" office:value-type="string" calcext:value-type="string">
            <text:p>N</text:p>
          </table:table-cell>
          <table:table-cell table:style-name="ce59" office:value-type="string" calcext:value-type="string">
            <text:p>N</text:p>
          </table:table-cell>
          <table:table-cell table:style-name="ce63" office:value-type="string" calcext:value-type="string">
            <text:p>S</text:p>
          </table:table-cell>
          <table:table-cell table:style-name="ce67" office:value-type="string" calcext:value-type="string">
            <text:p>S</text:p>
          </table:table-cell>
          <table:table-cell table:style-name="ce70" office:value-type="string" calcext:value-type="string">
            <text:p>NH</text:p>
          </table:table-cell>
          <table:table-cell table:style-name="ce73" office:value-type="string" calcext:value-type="string">
            <text:p>NH</text:p>
          </table:table-cell>
          <table:table-cell table:style-name="ce75" table:formula="of:= COUNTIF([.C76:.P76]; &quot;S&quot;)" office:value-type="float" office:value="10" calcext:value-type="float">
            <text:p>10</text:p>
          </table:table-cell>
          <table:table-cell table:style-name="ce79" office:value-type="string" calcext:value-type="string">
            <text:p>de</text:p>
          </table:table-cell>
          <table:table-cell table:formula="of:=14-COUNTIF([.C76:.P76]; &quot;NH&quot;)" office:value-type="float" office:value="12" calcext:value-type="float">
            <text:p>12</text:p>
          </table:table-cell>
          <table:table-cell table:style-name="ce88" table:formula="of:=IF((COUNTIF([.$C76:.$P76]; &quot;A&quot;) +  COUNTIF([.$C76:.$P76]; &quot;B&quot;) + COUNTIF([.$C76:.$P76]; &quot;M&quot;) + COUNTIF([.$C76:.$P76]; &quot;I&quot;) + [.Q76] = [.S76]); &quot;CLEARED&quot;; COUNTIF([.$C76:.$P76]; &quot;A&quot;) +  COUNTIF([.$C76:.$P76]; &quot;B&quot;) + COUNTIF([.$C76:.$P76]; &quot;M&quot;) + COUNTIF([.$C76:.$P76]; &quot;I&quot;)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codeforces.com/group/HKdByrdQUN/contest/226696/" xlink:type="simple">https://codeforces.com/group/HKdByrdQUN/contest/226696/</text:a></text:p>
          </table:table-cell>
          <table:table-cell table:style-name="ce13" table:number-columns-repeated="145"/>
          <table:table-cell table:number-columns-repeated="858"/>
        </table:table-row>
        <table:table-row table:style-name="ro4" table:number-rows-repeated="2989">
          <table:table-cell table:style-name="ce1"/>
          <table:table-cell table:style-name="ce13"/>
          <table:table-cell table:style-name="ce1" table:number-columns-repeated="14"/>
          <table:table-cell table:style-name="ce74"/>
          <table:table-cell table:style-name="ce77"/>
          <table:table-cell table:style-name="ce80"/>
          <table:table-cell table:style-name="ce82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1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A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T11:Sheet1.T42 Sheet1.T44:Sheet1.T64 Sheet1.T66:Sheet1.T72">
            <calcext:condition calcext:apply-style-name="cf30" calcext:value="=&quot;CLEARED&quot;" calcext:base-cell-address="Sheet1.A1"/>
            <calcext:condition calcext:apply-style-name="cf47" calcext:value="&gt;=2" calcext:base-cell-address="Sheet1.A1"/>
            <calcext:condition calcext:apply-style-name="cf34" calcext:value="=0" calcext:base-cell-address="Sheet1.A1"/>
            <calcext:condition calcext:apply-style-name="cf35" calcext:value="=1" calcext:base-cell-address="Sheet1.A1"/>
          </calcext:conditional-format>
          <calcext:conditional-format calcext:target-range-address="Sheet1.T73:Sheet1.T73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O74:Sheet1.P74 Sheet1.G74:Sheet1.G74 Sheet1.L74:Sheet1.L74">
            <calcext:condition calcext:apply-style-name="cf41" calcext:value="=&quot;N&quot;" calcext:base-cell-address="Sheet1.C72"/>
            <calcext:condition calcext:apply-style-name="cf46" calcext:value="=&quot;NH&quot;" calcext:base-cell-address="Sheet1.C72"/>
            <calcext:condition calcext:apply-style-name="cf29" calcext:value="=&quot;A&quot;" calcext:base-cell-address="Sheet1.C72"/>
            <calcext:condition calcext:apply-style-name="cf29" calcext:value="=&quot;I&quot;" calcext:base-cell-address="Sheet1.C72"/>
            <calcext:condition calcext:apply-style-name="cf29" calcext:value="=&quot;M&quot;" calcext:base-cell-address="Sheet1.C72"/>
            <calcext:condition calcext:apply-style-name="cf29" calcext:value="=&quot;B&quot;" calcext:base-cell-address="Sheet1.C72"/>
            <calcext:condition calcext:apply-style-name="cf28" calcext:value="=&quot;___&quot;" calcext:base-cell-address="Sheet1.C72"/>
            <calcext:condition calcext:apply-style-name="cf33" calcext:value="=&quot;U&quot;" calcext:base-cell-address="Sheet1.C72"/>
            <calcext:condition calcext:apply-style-name="cf32" calcext:value="=&quot;S&quot;" calcext:base-cell-address="Sheet1.C72"/>
          </calcext:conditional-format>
          <calcext:conditional-format calcext:target-range-address="Sheet1.K74:Sheet1.K74">
            <calcext:condition calcext:apply-style-name="cf41" calcext:value="=&quot;N&quot;" calcext:base-cell-address="Sheet1.K72"/>
            <calcext:condition calcext:apply-style-name="cf46" calcext:value="=&quot;NH&quot;" calcext:base-cell-address="Sheet1.K72"/>
            <calcext:condition calcext:apply-style-name="cf29" calcext:value="=&quot;I&quot;" calcext:base-cell-address="Sheet1.K72"/>
            <calcext:condition calcext:apply-style-name="cf29" calcext:value="=&quot;M&quot;" calcext:base-cell-address="Sheet1.K72"/>
            <calcext:condition calcext:apply-style-name="cf29" calcext:value="=&quot;B&quot;" calcext:base-cell-address="Sheet1.K72"/>
            <calcext:condition calcext:apply-style-name="cf28" calcext:value="=&quot;___&quot;" calcext:base-cell-address="Sheet1.K72"/>
            <calcext:condition calcext:apply-style-name="cf33" calcext:value="=&quot;U&quot;" calcext:base-cell-address="Sheet1.K72"/>
            <calcext:condition calcext:apply-style-name="cf32" calcext:value="=&quot;S&quot;" calcext:base-cell-address="Sheet1.K72"/>
          </calcext:conditional-format>
          <calcext:conditional-format calcext:target-range-address="Sheet1.T74:Sheet1.T74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O73:Sheet1.O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N73:Sheet1.N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P73:Sheet1.P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M73:Sheet1.M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L73:Sheet1.L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K73:Sheet1.K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J73:Sheet1.J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I73:Sheet1.I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G73:Sheet1.G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F73:Sheet1.F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E73:Sheet1.E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D73:Sheet1.D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3:Sheet1.C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4:Sheet1.C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D74:Sheet1.D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E74:Sheet1.E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I74:Sheet1.I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M74:Sheet1.M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P75:Sheet1.P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T75:Sheet1.T75">
            <calcext:condition calcext:apply-style-name="cf30" calcext:value="=&quot;CLEARED&quot;" calcext:base-cell-address="Sheet1.T74"/>
            <calcext:condition calcext:apply-style-name="cf47" calcext:value="&gt;=2" calcext:base-cell-address="Sheet1.T74"/>
            <calcext:condition calcext:apply-style-name="cf34" calcext:value="=0" calcext:base-cell-address="Sheet1.T74"/>
            <calcext:condition calcext:apply-style-name="cf35" calcext:value="=1" calcext:base-cell-address="Sheet1.T74"/>
          </calcext:conditional-format>
          <calcext:conditional-format calcext:target-range-address="Sheet1.C75:Sheet1.C75">
            <calcext:condition calcext:apply-style-name="cf41" calcext:value="=&quot;N&quot;" calcext:base-cell-address="Sheet1.C74"/>
            <calcext:condition calcext:apply-style-name="cf46" calcext:value="=&quot;NH&quot;" calcext:base-cell-address="Sheet1.C74"/>
            <calcext:condition calcext:apply-style-name="cf29" calcext:value="=&quot;A&quot;" calcext:base-cell-address="Sheet1.C74"/>
            <calcext:condition calcext:apply-style-name="cf29" calcext:value="=&quot;I&quot;" calcext:base-cell-address="Sheet1.C74"/>
            <calcext:condition calcext:apply-style-name="cf29" calcext:value="=&quot;M&quot;" calcext:base-cell-address="Sheet1.C74"/>
            <calcext:condition calcext:apply-style-name="cf29" calcext:value="=&quot;B&quot;" calcext:base-cell-address="Sheet1.C74"/>
            <calcext:condition calcext:apply-style-name="cf28" calcext:value="=&quot;___&quot;" calcext:base-cell-address="Sheet1.C74"/>
            <calcext:condition calcext:apply-style-name="cf33" calcext:value="=&quot;U&quot;" calcext:base-cell-address="Sheet1.C74"/>
            <calcext:condition calcext:apply-style-name="cf32" calcext:value="=&quot;S&quot;" calcext:base-cell-address="Sheet1.C74"/>
          </calcext:conditional-format>
          <calcext:conditional-format calcext:target-range-address="Sheet1.D75:Sheet1.D75">
            <calcext:condition calcext:apply-style-name="cf41" calcext:value="=&quot;N&quot;" calcext:base-cell-address="Sheet1.D74"/>
            <calcext:condition calcext:apply-style-name="cf46" calcext:value="=&quot;NH&quot;" calcext:base-cell-address="Sheet1.D74"/>
            <calcext:condition calcext:apply-style-name="cf29" calcext:value="=&quot;A&quot;" calcext:base-cell-address="Sheet1.D74"/>
            <calcext:condition calcext:apply-style-name="cf29" calcext:value="=&quot;I&quot;" calcext:base-cell-address="Sheet1.D74"/>
            <calcext:condition calcext:apply-style-name="cf29" calcext:value="=&quot;M&quot;" calcext:base-cell-address="Sheet1.D74"/>
            <calcext:condition calcext:apply-style-name="cf29" calcext:value="=&quot;B&quot;" calcext:base-cell-address="Sheet1.D74"/>
            <calcext:condition calcext:apply-style-name="cf28" calcext:value="=&quot;___&quot;" calcext:base-cell-address="Sheet1.D74"/>
            <calcext:condition calcext:apply-style-name="cf33" calcext:value="=&quot;U&quot;" calcext:base-cell-address="Sheet1.D74"/>
            <calcext:condition calcext:apply-style-name="cf32" calcext:value="=&quot;S&quot;" calcext:base-cell-address="Sheet1.D74"/>
          </calcext:conditional-format>
          <calcext:conditional-format calcext:target-range-address="Sheet1.E75:Sheet1.E75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F75:Sheet1.F75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G75:Sheet1.G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H75:Sheet1.H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K75:Sheet1.K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N75:Sheet1.N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I75:Sheet1.I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J75:Sheet1.J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L75:Sheet1.L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M75:Sheet1.M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O75:Sheet1.O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H74:Sheet1.H74">
            <calcext:condition calcext:apply-style-name="cf41" calcext:value="=&quot;N&quot;" calcext:base-cell-address="Sheet1.F73"/>
            <calcext:condition calcext:apply-style-name="cf46" calcext:value="=&quot;NH&quot;" calcext:base-cell-address="Sheet1.F73"/>
            <calcext:condition calcext:apply-style-name="cf29" calcext:value="=&quot;A&quot;" calcext:base-cell-address="Sheet1.F73"/>
            <calcext:condition calcext:apply-style-name="cf29" calcext:value="=&quot;I&quot;" calcext:base-cell-address="Sheet1.F73"/>
            <calcext:condition calcext:apply-style-name="cf29" calcext:value="=&quot;M&quot;" calcext:base-cell-address="Sheet1.F73"/>
            <calcext:condition calcext:apply-style-name="cf29" calcext:value="=&quot;B&quot;" calcext:base-cell-address="Sheet1.F73"/>
            <calcext:condition calcext:apply-style-name="cf28" calcext:value="=&quot;___&quot;" calcext:base-cell-address="Sheet1.F73"/>
            <calcext:condition calcext:apply-style-name="cf33" calcext:value="=&quot;U&quot;" calcext:base-cell-address="Sheet1.F73"/>
            <calcext:condition calcext:apply-style-name="cf32" calcext:value="=&quot;S&quot;" calcext:base-cell-address="Sheet1.F73"/>
          </calcext:conditional-format>
          <calcext:conditional-format calcext:target-range-address="Sheet1.N74:Sheet1.N74">
            <calcext:condition calcext:apply-style-name="cf41" calcext:value="=&quot;N&quot;" calcext:base-cell-address="Sheet1.G73"/>
            <calcext:condition calcext:apply-style-name="cf46" calcext:value="=&quot;NH&quot;" calcext:base-cell-address="Sheet1.G73"/>
            <calcext:condition calcext:apply-style-name="cf29" calcext:value="=&quot;A&quot;" calcext:base-cell-address="Sheet1.G73"/>
            <calcext:condition calcext:apply-style-name="cf29" calcext:value="=&quot;I&quot;" calcext:base-cell-address="Sheet1.G73"/>
            <calcext:condition calcext:apply-style-name="cf29" calcext:value="=&quot;M&quot;" calcext:base-cell-address="Sheet1.G73"/>
            <calcext:condition calcext:apply-style-name="cf29" calcext:value="=&quot;B&quot;" calcext:base-cell-address="Sheet1.G73"/>
            <calcext:condition calcext:apply-style-name="cf28" calcext:value="=&quot;___&quot;" calcext:base-cell-address="Sheet1.G73"/>
            <calcext:condition calcext:apply-style-name="cf33" calcext:value="=&quot;U&quot;" calcext:base-cell-address="Sheet1.G73"/>
            <calcext:condition calcext:apply-style-name="cf32" calcext:value="=&quot;S&quot;" calcext:base-cell-address="Sheet1.G73"/>
          </calcext:conditional-format>
          <calcext:conditional-format calcext:target-range-address="Sheet1.F74:Sheet1.F74">
            <calcext:condition calcext:apply-style-name="cf41" calcext:value="=&quot;N&quot;" calcext:base-cell-address="Sheet1.F72"/>
            <calcext:condition calcext:apply-style-name="cf46" calcext:value="=&quot;NH&quot;" calcext:base-cell-address="Sheet1.F72"/>
            <calcext:condition calcext:apply-style-name="cf29" calcext:value="=&quot;A&quot;" calcext:base-cell-address="Sheet1.F72"/>
            <calcext:condition calcext:apply-style-name="cf29" calcext:value="=&quot;I&quot;" calcext:base-cell-address="Sheet1.F72"/>
            <calcext:condition calcext:apply-style-name="cf29" calcext:value="=&quot;M&quot;" calcext:base-cell-address="Sheet1.F72"/>
            <calcext:condition calcext:apply-style-name="cf29" calcext:value="=&quot;B&quot;" calcext:base-cell-address="Sheet1.F72"/>
            <calcext:condition calcext:apply-style-name="cf28" calcext:value="=&quot;___&quot;" calcext:base-cell-address="Sheet1.F72"/>
            <calcext:condition calcext:apply-style-name="cf33" calcext:value="=&quot;U&quot;" calcext:base-cell-address="Sheet1.F72"/>
            <calcext:condition calcext:apply-style-name="cf32" calcext:value="=&quot;S&quot;" calcext:base-cell-address="Sheet1.F72"/>
          </calcext:conditional-format>
          <calcext:conditional-format calcext:target-range-address="Sheet1.J74:Sheet1.J74">
            <calcext:condition calcext:apply-style-name="cf41" calcext:value="=&quot;N&quot;" calcext:base-cell-address="Sheet1.F72"/>
            <calcext:condition calcext:apply-style-name="cf46" calcext:value="=&quot;NH&quot;" calcext:base-cell-address="Sheet1.F72"/>
            <calcext:condition calcext:apply-style-name="cf29" calcext:value="=&quot;A&quot;" calcext:base-cell-address="Sheet1.F72"/>
            <calcext:condition calcext:apply-style-name="cf29" calcext:value="=&quot;I&quot;" calcext:base-cell-address="Sheet1.F72"/>
            <calcext:condition calcext:apply-style-name="cf29" calcext:value="=&quot;M&quot;" calcext:base-cell-address="Sheet1.F72"/>
            <calcext:condition calcext:apply-style-name="cf29" calcext:value="=&quot;B&quot;" calcext:base-cell-address="Sheet1.F72"/>
            <calcext:condition calcext:apply-style-name="cf28" calcext:value="=&quot;___&quot;" calcext:base-cell-address="Sheet1.F72"/>
            <calcext:condition calcext:apply-style-name="cf33" calcext:value="=&quot;U&quot;" calcext:base-cell-address="Sheet1.F72"/>
            <calcext:condition calcext:apply-style-name="cf32" calcext:value="=&quot;S&quot;" calcext:base-cell-address="Sheet1.F72"/>
          </calcext:conditional-format>
          <calcext:conditional-format calcext:target-range-address="Sheet1.H73:Sheet1.H73">
            <calcext:condition calcext:apply-style-name="cf41" calcext:value="=&quot;N&quot;" calcext:base-cell-address="Sheet1.G73"/>
            <calcext:condition calcext:apply-style-name="cf46" calcext:value="=&quot;NH&quot;" calcext:base-cell-address="Sheet1.G73"/>
            <calcext:condition calcext:apply-style-name="cf29" calcext:value="=&quot;A&quot;" calcext:base-cell-address="Sheet1.G73"/>
            <calcext:condition calcext:apply-style-name="cf29" calcext:value="=&quot;I&quot;" calcext:base-cell-address="Sheet1.G73"/>
            <calcext:condition calcext:apply-style-name="cf29" calcext:value="=&quot;M&quot;" calcext:base-cell-address="Sheet1.G73"/>
            <calcext:condition calcext:apply-style-name="cf29" calcext:value="=&quot;B&quot;" calcext:base-cell-address="Sheet1.G73"/>
            <calcext:condition calcext:apply-style-name="cf28" calcext:value="=&quot;___&quot;" calcext:base-cell-address="Sheet1.G73"/>
            <calcext:condition calcext:apply-style-name="cf33" calcext:value="=&quot;U&quot;" calcext:base-cell-address="Sheet1.G73"/>
            <calcext:condition calcext:apply-style-name="cf32" calcext:value="=&quot;S&quot;" calcext:base-cell-address="Sheet1.G73"/>
          </calcext:conditional-format>
          <calcext:conditional-format calcext:target-range-address="Sheet1.P76:Sheet1.P76">
            <calcext:condition calcext:apply-style-name="cf41" calcext:value="=&quot;N&quot;" calcext:base-cell-address="Sheet1.P75"/>
            <calcext:condition calcext:apply-style-name="cf46" calcext:value="=&quot;NH&quot;" calcext:base-cell-address="Sheet1.P75"/>
            <calcext:condition calcext:apply-style-name="cf29" calcext:value="=&quot;A&quot;" calcext:base-cell-address="Sheet1.P75"/>
            <calcext:condition calcext:apply-style-name="cf29" calcext:value="=&quot;I&quot;" calcext:base-cell-address="Sheet1.P75"/>
            <calcext:condition calcext:apply-style-name="cf29" calcext:value="=&quot;M&quot;" calcext:base-cell-address="Sheet1.P75"/>
            <calcext:condition calcext:apply-style-name="cf29" calcext:value="=&quot;B&quot;" calcext:base-cell-address="Sheet1.P75"/>
            <calcext:condition calcext:apply-style-name="cf28" calcext:value="=&quot;___&quot;" calcext:base-cell-address="Sheet1.P75"/>
            <calcext:condition calcext:apply-style-name="cf33" calcext:value="=&quot;U&quot;" calcext:base-cell-address="Sheet1.P75"/>
            <calcext:condition calcext:apply-style-name="cf32" calcext:value="=&quot;S&quot;" calcext:base-cell-address="Sheet1.P75"/>
          </calcext:conditional-format>
          <calcext:conditional-format calcext:target-range-address="Sheet1.T76:Sheet1.T76">
            <calcext:condition calcext:apply-style-name="cf30" calcext:value="=&quot;CLEARED&quot;" calcext:base-cell-address="Sheet1.T75"/>
            <calcext:condition calcext:apply-style-name="cf47" calcext:value="&gt;=2" calcext:base-cell-address="Sheet1.T75"/>
            <calcext:condition calcext:apply-style-name="cf34" calcext:value="=0" calcext:base-cell-address="Sheet1.T75"/>
            <calcext:condition calcext:apply-style-name="cf35" calcext:value="=1" calcext:base-cell-address="Sheet1.T75"/>
          </calcext:conditional-format>
          <calcext:conditional-format calcext:target-range-address="Sheet1.C76:Sheet1.C76">
            <calcext:condition calcext:apply-style-name="cf41" calcext:value="=&quot;N&quot;" calcext:base-cell-address="Sheet1.C75"/>
            <calcext:condition calcext:apply-style-name="cf46" calcext:value="=&quot;NH&quot;" calcext:base-cell-address="Sheet1.C75"/>
            <calcext:condition calcext:apply-style-name="cf29" calcext:value="=&quot;A&quot;" calcext:base-cell-address="Sheet1.C75"/>
            <calcext:condition calcext:apply-style-name="cf29" calcext:value="=&quot;I&quot;" calcext:base-cell-address="Sheet1.C75"/>
            <calcext:condition calcext:apply-style-name="cf29" calcext:value="=&quot;M&quot;" calcext:base-cell-address="Sheet1.C75"/>
            <calcext:condition calcext:apply-style-name="cf29" calcext:value="=&quot;B&quot;" calcext:base-cell-address="Sheet1.C75"/>
            <calcext:condition calcext:apply-style-name="cf28" calcext:value="=&quot;___&quot;" calcext:base-cell-address="Sheet1.C75"/>
            <calcext:condition calcext:apply-style-name="cf33" calcext:value="=&quot;U&quot;" calcext:base-cell-address="Sheet1.C75"/>
            <calcext:condition calcext:apply-style-name="cf32" calcext:value="=&quot;S&quot;" calcext:base-cell-address="Sheet1.C75"/>
          </calcext:conditional-format>
          <calcext:conditional-format calcext:target-range-address="Sheet1.D76:Sheet1.D76">
            <calcext:condition calcext:apply-style-name="cf41" calcext:value="=&quot;N&quot;" calcext:base-cell-address="Sheet1.D75"/>
            <calcext:condition calcext:apply-style-name="cf46" calcext:value="=&quot;NH&quot;" calcext:base-cell-address="Sheet1.D75"/>
            <calcext:condition calcext:apply-style-name="cf29" calcext:value="=&quot;A&quot;" calcext:base-cell-address="Sheet1.D75"/>
            <calcext:condition calcext:apply-style-name="cf29" calcext:value="=&quot;I&quot;" calcext:base-cell-address="Sheet1.D75"/>
            <calcext:condition calcext:apply-style-name="cf29" calcext:value="=&quot;M&quot;" calcext:base-cell-address="Sheet1.D75"/>
            <calcext:condition calcext:apply-style-name="cf29" calcext:value="=&quot;B&quot;" calcext:base-cell-address="Sheet1.D75"/>
            <calcext:condition calcext:apply-style-name="cf28" calcext:value="=&quot;___&quot;" calcext:base-cell-address="Sheet1.D75"/>
            <calcext:condition calcext:apply-style-name="cf33" calcext:value="=&quot;U&quot;" calcext:base-cell-address="Sheet1.D75"/>
            <calcext:condition calcext:apply-style-name="cf32" calcext:value="=&quot;S&quot;" calcext:base-cell-address="Sheet1.D75"/>
          </calcext:conditional-format>
          <calcext:conditional-format calcext:target-range-address="Sheet1.E76:Sheet1.E76">
            <calcext:condition calcext:apply-style-name="cf41" calcext:value="=&quot;N&quot;" calcext:base-cell-address="Sheet1.E75"/>
            <calcext:condition calcext:apply-style-name="cf46" calcext:value="=&quot;NH&quot;" calcext:base-cell-address="Sheet1.E75"/>
            <calcext:condition calcext:apply-style-name="cf29" calcext:value="=&quot;A&quot;" calcext:base-cell-address="Sheet1.E75"/>
            <calcext:condition calcext:apply-style-name="cf29" calcext:value="=&quot;I&quot;" calcext:base-cell-address="Sheet1.E75"/>
            <calcext:condition calcext:apply-style-name="cf29" calcext:value="=&quot;M&quot;" calcext:base-cell-address="Sheet1.E75"/>
            <calcext:condition calcext:apply-style-name="cf29" calcext:value="=&quot;B&quot;" calcext:base-cell-address="Sheet1.E75"/>
            <calcext:condition calcext:apply-style-name="cf28" calcext:value="=&quot;___&quot;" calcext:base-cell-address="Sheet1.E75"/>
            <calcext:condition calcext:apply-style-name="cf33" calcext:value="=&quot;U&quot;" calcext:base-cell-address="Sheet1.E75"/>
            <calcext:condition calcext:apply-style-name="cf32" calcext:value="=&quot;S&quot;" calcext:base-cell-address="Sheet1.E75"/>
          </calcext:conditional-format>
          <calcext:conditional-format calcext:target-range-address="Sheet1.F76:Sheet1.F76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K76:Sheet1.K76">
            <calcext:condition calcext:apply-style-name="cf41" calcext:value="=&quot;N&quot;" calcext:base-cell-address="Sheet1.K75"/>
            <calcext:condition calcext:apply-style-name="cf46" calcext:value="=&quot;NH&quot;" calcext:base-cell-address="Sheet1.K75"/>
            <calcext:condition calcext:apply-style-name="cf29" calcext:value="=&quot;A&quot;" calcext:base-cell-address="Sheet1.K75"/>
            <calcext:condition calcext:apply-style-name="cf29" calcext:value="=&quot;I&quot;" calcext:base-cell-address="Sheet1.K75"/>
            <calcext:condition calcext:apply-style-name="cf29" calcext:value="=&quot;M&quot;" calcext:base-cell-address="Sheet1.K75"/>
            <calcext:condition calcext:apply-style-name="cf29" calcext:value="=&quot;B&quot;" calcext:base-cell-address="Sheet1.K75"/>
            <calcext:condition calcext:apply-style-name="cf28" calcext:value="=&quot;___&quot;" calcext:base-cell-address="Sheet1.K75"/>
            <calcext:condition calcext:apply-style-name="cf33" calcext:value="=&quot;U&quot;" calcext:base-cell-address="Sheet1.K75"/>
            <calcext:condition calcext:apply-style-name="cf32" calcext:value="=&quot;S&quot;" calcext:base-cell-address="Sheet1.K75"/>
          </calcext:conditional-format>
          <calcext:conditional-format calcext:target-range-address="Sheet1.M76:Sheet1.M76">
            <calcext:condition calcext:apply-style-name="cf41" calcext:value="=&quot;N&quot;" calcext:base-cell-address="Sheet1.M75"/>
            <calcext:condition calcext:apply-style-name="cf46" calcext:value="=&quot;NH&quot;" calcext:base-cell-address="Sheet1.M75"/>
            <calcext:condition calcext:apply-style-name="cf29" calcext:value="=&quot;A&quot;" calcext:base-cell-address="Sheet1.M75"/>
            <calcext:condition calcext:apply-style-name="cf29" calcext:value="=&quot;I&quot;" calcext:base-cell-address="Sheet1.M75"/>
            <calcext:condition calcext:apply-style-name="cf29" calcext:value="=&quot;M&quot;" calcext:base-cell-address="Sheet1.M75"/>
            <calcext:condition calcext:apply-style-name="cf29" calcext:value="=&quot;B&quot;" calcext:base-cell-address="Sheet1.M75"/>
            <calcext:condition calcext:apply-style-name="cf28" calcext:value="=&quot;___&quot;" calcext:base-cell-address="Sheet1.M75"/>
            <calcext:condition calcext:apply-style-name="cf33" calcext:value="=&quot;U&quot;" calcext:base-cell-address="Sheet1.M75"/>
            <calcext:condition calcext:apply-style-name="cf32" calcext:value="=&quot;S&quot;" calcext:base-cell-address="Sheet1.M75"/>
          </calcext:conditional-format>
          <calcext:conditional-format calcext:target-range-address="Sheet1.G76:Sheet1.G76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H76:Sheet1.H76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I76:Sheet1.I76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J76:Sheet1.J76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L76:Sheet1.L76">
            <calcext:condition calcext:apply-style-name="cf41" calcext:value="=&quot;N&quot;" calcext:base-cell-address="Sheet1.K76"/>
            <calcext:condition calcext:apply-style-name="cf46" calcext:value="=&quot;NH&quot;" calcext:base-cell-address="Sheet1.K76"/>
            <calcext:condition calcext:apply-style-name="cf29" calcext:value="=&quot;A&quot;" calcext:base-cell-address="Sheet1.K76"/>
            <calcext:condition calcext:apply-style-name="cf29" calcext:value="=&quot;I&quot;" calcext:base-cell-address="Sheet1.K76"/>
            <calcext:condition calcext:apply-style-name="cf29" calcext:value="=&quot;M&quot;" calcext:base-cell-address="Sheet1.K76"/>
            <calcext:condition calcext:apply-style-name="cf29" calcext:value="=&quot;B&quot;" calcext:base-cell-address="Sheet1.K76"/>
            <calcext:condition calcext:apply-style-name="cf28" calcext:value="=&quot;___&quot;" calcext:base-cell-address="Sheet1.K76"/>
            <calcext:condition calcext:apply-style-name="cf33" calcext:value="=&quot;U&quot;" calcext:base-cell-address="Sheet1.K76"/>
            <calcext:condition calcext:apply-style-name="cf32" calcext:value="=&quot;S&quot;" calcext:base-cell-address="Sheet1.K76"/>
          </calcext:conditional-format>
          <calcext:conditional-format calcext:target-range-address="Sheet1.N76:Sheet1.N76">
            <calcext:condition calcext:apply-style-name="cf41" calcext:value="=&quot;N&quot;" calcext:base-cell-address="Sheet1.M75"/>
            <calcext:condition calcext:apply-style-name="cf46" calcext:value="=&quot;NH&quot;" calcext:base-cell-address="Sheet1.M75"/>
            <calcext:condition calcext:apply-style-name="cf29" calcext:value="=&quot;A&quot;" calcext:base-cell-address="Sheet1.M75"/>
            <calcext:condition calcext:apply-style-name="cf29" calcext:value="=&quot;I&quot;" calcext:base-cell-address="Sheet1.M75"/>
            <calcext:condition calcext:apply-style-name="cf29" calcext:value="=&quot;M&quot;" calcext:base-cell-address="Sheet1.M75"/>
            <calcext:condition calcext:apply-style-name="cf29" calcext:value="=&quot;B&quot;" calcext:base-cell-address="Sheet1.M75"/>
            <calcext:condition calcext:apply-style-name="cf28" calcext:value="=&quot;___&quot;" calcext:base-cell-address="Sheet1.M75"/>
            <calcext:condition calcext:apply-style-name="cf33" calcext:value="=&quot;U&quot;" calcext:base-cell-address="Sheet1.M75"/>
            <calcext:condition calcext:apply-style-name="cf32" calcext:value="=&quot;S&quot;" calcext:base-cell-address="Sheet1.M75"/>
          </calcext:conditional-format>
          <calcext:conditional-format calcext:target-range-address="Sheet1.O76:Sheet1.O76">
            <calcext:condition calcext:apply-style-name="cf41" calcext:value="=&quot;N&quot;" calcext:base-cell-address="Sheet1.P76"/>
            <calcext:condition calcext:apply-style-name="cf46" calcext:value="=&quot;NH&quot;" calcext:base-cell-address="Sheet1.P76"/>
            <calcext:condition calcext:apply-style-name="cf29" calcext:value="=&quot;A&quot;" calcext:base-cell-address="Sheet1.P76"/>
            <calcext:condition calcext:apply-style-name="cf29" calcext:value="=&quot;I&quot;" calcext:base-cell-address="Sheet1.P76"/>
            <calcext:condition calcext:apply-style-name="cf29" calcext:value="=&quot;M&quot;" calcext:base-cell-address="Sheet1.P76"/>
            <calcext:condition calcext:apply-style-name="cf29" calcext:value="=&quot;B&quot;" calcext:base-cell-address="Sheet1.P76"/>
            <calcext:condition calcext:apply-style-name="cf28" calcext:value="=&quot;___&quot;" calcext:base-cell-address="Sheet1.P76"/>
            <calcext:condition calcext:apply-style-name="cf33" calcext:value="=&quot;U&quot;" calcext:base-cell-address="Sheet1.P76"/>
            <calcext:condition calcext:apply-style-name="cf32" calcext:value="=&quot;S&quot;" calcext:base-cell-address="Sheet1.P7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44" style:family="table-cell" style:parent-style-name="Default" style:data-style-name="N0">
      <style:table-cell-properties fo:background-color="#000000"/>
    </style:style>
    <style:style style:name="cf45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6" style:family="table-cell" style:parent-style-name="Default">
      <style:table-cell-properties fo:background-color="#000000"/>
      <style:text-properties fo:color="#000000"/>
    </style:style>
    <style:style style:name="cf47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22:28:50.81053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8-06T22:29:56.822079836</dc:date>
    <meta:editing-cycles>99</meta:editing-cycles>
    <meta:editing-duration>PT8H58M36S</meta:editing-duration>
    <meta:document-statistic meta:table-count="1" meta:cell-count="1501" meta:object-count="0"/>
  </office:meta>
</office:document-meta>
</file>